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Verdana, Arial, sans-serif"/>
    <style:font-face style:name="Verdana" svg:font-family="Verdana"/>
    <style:font-face style:name="Verdana2" svg:font-family="Verdana, Geneva,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rebuchet MS1" svg:font-family="'Trebuchet MS', Verdana, Arial, sans-serif" style:font-family-generic="roman" style:font-pitch="variable"/>
    <style:font-face style:name="Verdana1" svg:font-family="Verdana, Geneva, sans-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paragraph-rsid="0005c320" style:font-weight-asian="normal" style:font-weight-complex="normal"/>
    </style:style>
    <style:style style:name="P2" style:family="paragraph" style:parent-style-name="Standard">
      <style:paragraph-properties fo:text-align="start" style:justify-single-word="false"/>
      <style:text-properties fo:font-weight="normal" officeooo:rsid="0002033f" officeooo:paragraph-rsid="0002033f" style:font-weight-asian="normal" style:font-weight-complex="normal"/>
    </style:style>
    <style:style style:name="P3" style:family="paragraph" style:parent-style-name="Standard">
      <style:paragraph-properties fo:text-align="start" style:justify-single-word="false"/>
      <style:text-properties fo:font-weight="normal" officeooo:rsid="0005c320" officeooo:paragraph-rsid="0005c320"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paragraph-rsid="0002033f"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2033f" officeooo:paragraph-rsid="0002033f"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2033f" officeooo:paragraph-rsid="00028e4e"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paragraph-rsid="00071b7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paragraph-rsid="000873e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28e4e" officeooo:paragraph-rsid="00028e4e"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2033f" officeooo:paragraph-rsid="001305d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305d4" officeooo:paragraph-rsid="001305d4"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305d4" officeooo:paragraph-rsid="0016241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6241a" officeooo:paragraph-rsid="0016241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864f4" officeooo:paragraph-rsid="001864f4"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a2d59" officeooo:paragraph-rsid="001a2d59"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4e2e0" officeooo:paragraph-rsid="0014e2e0"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02033f" officeooo:paragraph-rsid="0014e2e0" style:font-weight-asian="bold" style:font-weight-complex="normal"/>
    </style:style>
    <style:style style:name="P18" style:family="paragraph" style:parent-style-name="Standard">
      <style:paragraph-properties fo:text-align="start" style:justify-single-word="false"/>
      <style:text-properties style:text-underline-style="none" fo:font-weight="bold" officeooo:rsid="0002033f" officeooo:paragraph-rsid="002ab9e8" style:font-weight-asian="bold" style:font-weight-complex="normal"/>
    </style:style>
    <style:style style:name="P19" style:family="paragraph" style:parent-style-name="Standard">
      <style:paragraph-properties fo:text-align="start" style:justify-single-word="false"/>
      <style:text-properties style:text-underline-style="none" fo:font-weight="bold" officeooo:rsid="00157ad4" officeooo:paragraph-rsid="00157ad4" style:font-weight-asian="bold" style:font-weight-complex="normal"/>
    </style:style>
    <style:style style:name="P20" style:family="paragraph" style:parent-style-name="Standard">
      <style:text-properties officeooo:paragraph-rsid="00028e4e"/>
    </style:style>
    <style:style style:name="P21" style:family="paragraph" style:parent-style-name="Standard">
      <style:text-properties officeooo:paragraph-rsid="00071b76"/>
    </style:style>
    <style:style style:name="P22" style:family="paragraph" style:parent-style-name="Standard">
      <style:text-properties officeooo:paragraph-rsid="000873e7"/>
    </style:style>
    <style:style style:name="P23" style:family="paragraph" style:parent-style-name="Standard">
      <style:paragraph-properties fo:text-align="center" style:justify-single-word="false"/>
      <style:text-properties fo:font-weight="bold" officeooo:rsid="0002033f" officeooo:paragraph-rsid="0002033f" style:font-weight-asian="bold" style:font-weight-complex="bold"/>
    </style:style>
    <style:style style:name="P24" style:family="paragraph" style:parent-style-name="Standard">
      <style:text-properties fo:font-weight="bold" officeooo:paragraph-rsid="001305d4" style:font-weight-asian="bold"/>
    </style:style>
    <style:style style:name="P25" style:family="paragraph" style:parent-style-name="Standard">
      <style:text-properties fo:font-weight="bold" officeooo:paragraph-rsid="0016241a" style:font-weight-asian="bold"/>
    </style:style>
    <style:style style:name="P26" style:family="paragraph" style:parent-style-name="Standard">
      <style:text-properties fo:font-weight="bold" officeooo:paragraph-rsid="0014e2e0" style:font-weight-asian="bold"/>
    </style:style>
    <style:style style:name="P27" style:family="paragraph" style:parent-style-name="Standard">
      <style:text-properties fo:font-weight="bold" officeooo:paragraph-rsid="002bb9bc" style:font-weight-asian="bold"/>
    </style:style>
    <style:style style:name="P28" style:family="paragraph" style:parent-style-name="Standard">
      <style:text-properties fo:font-weight="bold" officeooo:paragraph-rsid="00326db3" style:font-weight-asian="bold"/>
    </style:style>
    <style:style style:name="P29" style:family="paragraph" style:parent-style-name="Standard">
      <style:text-properties fo:font-weight="bold" officeooo:rsid="0031846e" officeooo:paragraph-rsid="0031846e" style:font-weight-asian="bold"/>
    </style:style>
    <style:style style:name="P30" style:family="paragraph" style:parent-style-name="Standard">
      <style:paragraph-properties fo:text-align="start" style:justify-single-word="false"/>
      <style:text-properties fo:color="#000000" style:font-name="Arial1" fo:font-size="11.5pt" style:text-underline-style="none" fo:font-weight="normal" officeooo:rsid="00071b76" officeooo:paragraph-rsid="00071b76" style:font-name-asian="Times New Roman1" style:font-size-asian="11.5pt" style:language-asian="pt" style:country-asian="BR" style:font-weight-asian="normal" style:font-name-complex="Arial2" style:font-size-complex="11.5pt" style:font-weight-complex="normal"/>
    </style:style>
    <style:style style:name="P31" style:family="paragraph" style:parent-style-name="Standard">
      <style:text-properties fo:color="#000000" style:font-name="Arial1" fo:font-size="11.5pt" fo:font-weight="bold" officeooo:paragraph-rsid="00028e4e" style:font-name-asian="Times New Roman1" style:font-size-asian="11.5pt" style:language-asian="pt" style:country-asian="BR" style:font-weight-asian="bold" style:font-name-complex="Arial2" style:font-size-complex="11.5pt" style:font-weight-complex="bold"/>
    </style:style>
    <style:style style:name="P32" style:family="paragraph" style:parent-style-name="Standard">
      <style:text-properties fo:color="#000000" style:font-name="Arial1" fo:font-size="11.5pt" fo:font-weight="bold" officeooo:paragraph-rsid="0027e2fa" style:font-name-asian="Times New Roman1" style:font-size-asian="11.5pt" style:language-asian="pt" style:country-asian="BR" style:font-weight-asian="bold" style:font-name-complex="Arial2" style:font-size-complex="11.5pt" style:font-weight-complex="bold"/>
    </style:style>
    <style:style style:name="P33" style:family="paragraph" style:parent-style-name="Standard">
      <style:text-properties fo:color="#000000" style:font-name="Arial1" fo:font-size="11.5pt" officeooo:paragraph-rsid="00028e4e" style:font-name-asian="Times New Roman1" style:font-size-asian="11.5pt" style:language-asian="pt" style:country-asian="BR" style:font-name-complex="Arial2" style:font-size-complex="11.5pt"/>
    </style:style>
    <style:style style:name="P34" style:family="paragraph" style:parent-style-name="Standard">
      <style:paragraph-properties fo:text-align="start" style:justify-single-word="false"/>
      <style:text-properties fo:color="#000000" style:font-name="Times New Roman" fo:font-size="13.5pt" style:text-underline-style="none" fo:font-weight="normal" officeooo:rsid="00028e4e" officeooo:paragraph-rsid="00028e4e" style:font-name-asian="Times New Roman1" style:font-size-asian="13.5pt" style:language-asian="pt" style:country-asian="BR" style:font-weight-asian="normal" style:font-name-complex="Times New Roman1" style:font-size-complex="13.5pt" style:font-weight-complex="normal"/>
    </style:style>
    <style:style style:name="P35" style:family="paragraph" style:parent-style-name="Standard">
      <style:paragraph-properties fo:text-align="start" style:justify-single-word="false"/>
      <style:text-properties fo:color="#000000" style:font-name="Times New Roman" fo:font-size="13.5pt" style:text-underline-style="none" fo:font-weight="normal" officeooo:rsid="000873e7" officeooo:paragraph-rsid="000873e7" style:font-name-asian="Times New Roman1" style:font-size-asian="13.5pt" style:language-asian="pt" style:country-asian="BR" style:font-weight-asian="normal" style:font-name-complex="Times New Roman1" style:font-size-complex="13.5pt" style:font-weight-complex="normal"/>
    </style:style>
    <style:style style:name="P36" style:family="paragraph" style:parent-style-name="Standard">
      <style:paragraph-properties fo:text-align="start" style:justify-single-word="false"/>
      <style:text-properties fo:color="#000000" style:font-name="Times New Roman" fo:font-size="13.5pt" style:text-underline-style="solid" style:text-underline-width="auto" style:text-underline-color="font-color" fo:font-weight="bold" officeooo:rsid="00028e4e" officeooo:paragraph-rsid="00028e4e" style:font-name-asian="Times New Roman1" style:font-size-asian="13.5pt" style:language-asian="pt" style:country-asian="BR" style:font-weight-asian="bold" style:font-name-complex="Times New Roman1" style:font-size-complex="13.5pt" style:font-weight-complex="bold"/>
    </style:style>
    <style:style style:name="P37" style:family="paragraph" style:parent-style-name="Standard">
      <style:text-properties fo:color="#000000" style:font-name="Times New Roman" fo:font-size="13.5pt" officeooo:paragraph-rsid="00028e4e" style:font-name-asian="Times New Roman1" style:font-size-asian="13.5pt" style:language-asian="pt" style:country-asian="BR" style:font-name-complex="Times New Roman1" style:font-size-complex="13.5pt"/>
    </style:style>
    <style:style style:name="P38" style:family="paragraph" style:parent-style-name="Standard">
      <style:text-properties fo:color="#000000" style:font-name="Times New Roman" fo:font-size="13.5pt" officeooo:paragraph-rsid="00071b76" style:font-name-asian="Times New Roman1" style:font-size-asian="13.5pt" style:language-asian="pt" style:country-asian="BR" style:font-name-complex="Times New Roman1" style:font-size-complex="13.5pt"/>
    </style:style>
    <style:style style:name="P39" style:family="paragraph" style:parent-style-name="Standard">
      <style:text-properties fo:color="#000000" style:font-name="Times New Roman" fo:font-size="13.5pt" officeooo:paragraph-rsid="000873e7" style:font-name-asian="Times New Roman1" style:font-size-asian="13.5pt" style:language-asian="pt" style:country-asian="BR" style:font-name-complex="Times New Roman1" style:font-size-complex="13.5pt"/>
    </style:style>
    <style:style style:name="P40" style:family="paragraph" style:parent-style-name="Standard">
      <style:text-properties fo:color="#000000" style:font-name="Courier New" fo:font-size="11.5pt" officeooo:paragraph-rsid="00028e4e" style:font-name-asian="Times New Roman1" style:font-size-asian="11.5pt" style:language-asian="pt" style:country-asian="BR" style:font-name-complex="Arial2" style:font-size-complex="11.5pt" style:font-weight-complex="bold"/>
    </style:style>
    <style:style style:name="P41" style:family="paragraph" style:parent-style-name="Standard">
      <style:text-properties fo:color="#000000" style:font-name="Courier New" fo:font-size="11.5pt" officeooo:paragraph-rsid="000873e7" style:font-name-asian="Times New Roman1" style:font-size-asian="11.5pt" style:language-asian="pt" style:country-asian="BR" style:font-name-complex="Arial2" style:font-size-complex="11.5pt" style:font-weight-complex="bold"/>
    </style:style>
    <style:style style:name="P42" style:family="paragraph" style:parent-style-name="Standard">
      <style:text-properties fo:color="#000000" style:font-name="Courier New" fo:font-size="11.5pt" fo:font-weight="bold" officeooo:paragraph-rsid="001305d4" style:font-name-asian="Times New Roman1" style:font-size-asian="11.5pt" style:language-asian="pt" style:country-asian="BR" style:font-weight-asian="bold" style:font-name-complex="Arial2" style:font-size-complex="11.5pt" style:font-weight-complex="bold"/>
    </style:style>
    <style:style style:name="P43" style:family="paragraph" style:parent-style-name="Standard">
      <style:text-properties fo:color="#000000" style:font-name="Courier New" fo:font-size="11.5pt" fo:font-weight="bold" officeooo:paragraph-rsid="0016241a" style:font-name-asian="Times New Roman1" style:font-size-asian="11.5pt" style:language-asian="pt" style:country-asian="BR" style:font-weight-asian="bold" style:font-name-complex="Arial2" style:font-size-complex="11.5pt" style:font-weight-complex="bold"/>
    </style:style>
    <style:style style:name="P44" style:family="paragraph" style:parent-style-name="Standard">
      <style:text-properties fo:color="#000000" style:font-name="Courier New" fo:font-size="11.5pt" fo:font-weight="normal" officeooo:paragraph-rsid="001305d4" style:font-name-asian="Times New Roman1" style:font-size-asian="11.5pt" style:language-asian="pt" style:country-asian="BR" style:font-weight-asian="normal" style:font-name-complex="Arial2" style:font-size-complex="11.5pt" style:font-weight-complex="normal"/>
    </style:style>
    <style:style style:name="P45" style:family="paragraph" style:parent-style-name="Standard">
      <style:text-properties fo:color="#000000" style:font-name="Courier New" fo:font-size="11.5pt" fo:font-weight="normal" officeooo:paragraph-rsid="0014e2e0" style:font-name-asian="Times New Roman1" style:font-size-asian="11.5pt" style:language-asian="pt" style:country-asian="BR" style:font-weight-asian="normal" style:font-name-complex="Arial2" style:font-size-complex="11.5pt" style:font-weight-complex="normal"/>
    </style:style>
    <style:style style:name="P46" style:family="paragraph" style:parent-style-name="Standard">
      <style:paragraph-properties fo:text-align="start" style:justify-single-word="false"/>
      <style:text-properties fo:color="#000000" style:font-name="Courier New" fo:font-size="11.5pt" style:text-underline-style="none" fo:font-weight="normal" officeooo:rsid="0002033f" officeooo:paragraph-rsid="0014e2e0" style:font-name-asian="Times New Roman1" style:font-size-asian="11.5pt" style:language-asian="pt" style:country-asian="BR" style:font-weight-asian="normal" style:font-name-complex="Arial2" style:font-size-complex="11.5pt" style:font-weight-complex="normal"/>
    </style:style>
    <style:style style:name="P47" style:family="paragraph" style:parent-style-name="Standard">
      <style:text-properties officeooo:paragraph-rsid="001305d4"/>
    </style:style>
    <style:style style:name="P48" style:family="paragraph" style:parent-style-name="Standard">
      <style:text-properties officeooo:paragraph-rsid="0014e2e0"/>
    </style:style>
    <style:style style:name="P49" style:family="paragraph" style:parent-style-name="Standard">
      <style:text-properties officeooo:paragraph-rsid="0016241a"/>
    </style:style>
    <style:style style:name="P50" style:family="paragraph" style:parent-style-name="Standard">
      <style:paragraph-properties fo:text-align="start" style:justify-single-word="false"/>
      <style:text-properties fo:font-variant="normal" fo:text-transform="none" fo:color="#333333" style:font-name="Verdana" fo:font-size="9pt" fo:letter-spacing="normal" fo:font-style="normal" style:text-underline-style="none" fo:font-weight="normal" officeooo:rsid="0016241a" officeooo:paragraph-rsid="0016241a" style:font-weight-asian="normal" style:font-weight-complex="normal"/>
    </style:style>
    <style:style style:name="P51" style:family="paragraph" style:parent-style-name="Standard">
      <style:paragraph-properties fo:text-align="start" style:justify-single-word="false"/>
      <style:text-properties fo:font-variant="normal" fo:text-transform="none" fo:color="#333333" style:font-name="Verdana" fo:font-size="9pt" fo:letter-spacing="normal" fo:font-style="normal" style:text-underline-style="none" fo:font-weight="normal" officeooo:rsid="001864f4" officeooo:paragraph-rsid="001864f4" style:font-weight-asian="normal" style:font-weight-complex="normal"/>
    </style:style>
    <style:style style:name="P52" style:family="paragraph" style:parent-style-name="Standard">
      <style:paragraph-properties fo:text-align="start" style:justify-single-word="false"/>
      <style:text-properties fo:font-variant="normal" fo:text-transform="none" fo:color="#333333" style:font-name="Verdana" fo:font-size="9pt" fo:letter-spacing="normal" fo:font-style="normal" style:text-underline-style="none" fo:font-weight="normal" officeooo:rsid="001a2d59" officeooo:paragraph-rsid="001a2d59" style:font-weight-asian="normal" style:font-weight-complex="normal"/>
    </style:style>
    <style:style style:name="P53" style:family="paragraph" style:parent-style-name="Standard">
      <style:paragraph-properties style:line-height-at-least="0.476cm" fo:text-align="start" style:justify-single-word="false"/>
      <style:text-properties fo:font-variant="normal" fo:text-transform="none" fo:color="#222222" style:font-name="Verdana1" fo:font-size="10pt" fo:letter-spacing="normal" fo:font-style="normal" fo:font-weight="normal" officeooo:paragraph-rsid="0022d5e2" style:font-size-asian="10pt" style:font-style-asian="normal" style:font-weight-asian="normal"/>
    </style:style>
    <style:style style:name="P54" style:family="paragraph" style:parent-style-name="Standard">
      <style:text-properties officeooo:paragraph-rsid="001da829"/>
    </style:style>
    <style:style style:name="P55" style:family="paragraph" style:parent-style-name="Standard">
      <style:paragraph-properties style:line-height-at-least="0.476cm" fo:text-align="start" style:justify-single-word="false"/>
      <style:text-properties officeooo:paragraph-rsid="0022d5e2"/>
    </style:style>
    <style:style style:name="P56" style:family="paragraph" style:parent-style-name="Standard">
      <style:text-properties officeooo:paragraph-rsid="0026da27"/>
    </style:style>
    <style:style style:name="P57" style:family="paragraph" style:parent-style-name="Standard">
      <style:text-properties officeooo:paragraph-rsid="0027d47e"/>
    </style:style>
    <style:style style:name="P58" style:family="paragraph" style:parent-style-name="Standard">
      <style:text-properties officeooo:paragraph-rsid="002bb9bc"/>
    </style:style>
    <style:style style:name="P59" style:family="paragraph" style:parent-style-name="Standard">
      <style:text-properties officeooo:paragraph-rsid="00326db3"/>
    </style:style>
    <style:style style:name="P60" style:family="paragraph" style:parent-style-name="Standard">
      <style:paragraph-properties fo:text-align="start" style:justify-single-word="false"/>
      <style:text-properties fo:font-size="16pt" style:text-underline-style="solid" style:text-underline-width="auto" style:text-underline-color="font-color" fo:font-weight="bold" officeooo:rsid="0002033f" officeooo:paragraph-rsid="0002033f" style:font-size-asian="16pt" style:font-weight-asian="bold" style:font-size-complex="16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paragraph-rsid="00028e4e" style:font-weight-asian="normal" style:font-weight-complex="normal"/>
    </style:style>
    <style:style style:name="P62"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paragraph-rsid="00071b76" style:font-weight-asian="normal" style:font-weight-complex="normal"/>
    </style:style>
    <style:style style:name="P63"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rsid="00028e4e" officeooo:paragraph-rsid="0002033f" style:font-weight-asian="normal" style:font-weight-complex="normal"/>
    </style:style>
    <style:style style:name="P64"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rsid="001305d4" officeooo:paragraph-rsid="001305d4" style:font-weight-asian="normal"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rsid="0016241a" officeooo:paragraph-rsid="0016241a" style:font-weight-asian="normal"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normal" officeooo:rsid="0014e2e0" officeooo:paragraph-rsid="001305d4" style:font-weight-asian="normal" style:font-weight-complex="normal"/>
    </style:style>
    <style:style style:name="P67"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none" fo:font-weight="bold" officeooo:rsid="00157ad4" officeooo:paragraph-rsid="0014e2e0" style:font-weight-asian="bold" style:font-weight-complex="normal"/>
    </style:style>
    <style:style style:name="P68"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Arial1" fo:font-size="11.5pt" style:text-underline-style="none" fo:font-weight="normal" officeooo:rsid="00071b76" officeooo:paragraph-rsid="00071b76" style:font-name-asian="Times New Roman1" style:font-size-asian="11.5pt" style:language-asian="pt" style:country-asian="BR" style:font-weight-asian="normal" style:font-name-complex="Arial2" style:font-size-complex="11.5pt" style:font-weight-complex="normal"/>
    </style:style>
    <style:style style:name="P6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bold" officeooo:paragraph-rsid="0004030a" style:font-name-asian="Arial2" style:font-size-asian="11pt" style:font-style-asian="normal" style:font-weight-asian="bold" style:font-name-complex="Arial2"/>
    </style:style>
    <style:style style:name="P70"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bold" officeooo:paragraph-rsid="00049fb8" style:font-name-asian="Arial2" style:font-size-asian="11pt" style:font-style-asian="normal" style:font-weight-asian="bold" style:font-name-complex="Arial2"/>
    </style:style>
    <style:style style:name="P7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bold" officeooo:paragraph-rsid="001f10cb" style:font-name-asian="Arial2" style:font-size-asian="11pt" style:font-style-asian="normal" style:font-weight-asian="bold" style:font-name-complex="Arial2"/>
    </style:style>
    <style:style style:name="P7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bold" officeooo:paragraph-rsid="00205e30" style:font-name-asian="Arial2" style:font-size-asian="11pt" style:font-style-asian="normal" style:font-weight-asian="bold" style:font-name-complex="Arial2"/>
    </style:style>
    <style:style style:name="P7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paragraph-rsid="0004030a" style:font-name-asian="Arial2" style:font-size-asian="11pt" style:font-style-asian="normal" style:font-weight-asian="normal" style:font-name-complex="Arial2"/>
    </style:style>
    <style:style style:name="P7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paragraph-rsid="00049fb8" style:font-name-asian="Arial2" style:font-size-asian="11pt" style:font-style-asian="normal" style:font-weight-asian="normal" style:font-name-complex="Arial2"/>
    </style:style>
    <style:style style:name="P7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rsid="0002033f" officeooo:paragraph-rsid="0004030a" style:font-name-asian="Arial2" style:font-size-asian="11pt" style:font-style-asian="normal" style:font-weight-asian="normal" style:font-name-complex="Arial2" style:font-weight-complex="normal"/>
    </style:style>
    <style:style style:name="P76"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rsid="0004030a" officeooo:paragraph-rsid="0004030a" style:font-name-asian="Arial2" style:font-size-asian="11pt" style:font-style-asian="normal" style:font-weight-asian="normal" style:font-name-complex="Arial2" style:font-weight-complex="normal"/>
    </style:style>
    <style:style style:name="P77"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rsid="0004030a" officeooo:paragraph-rsid="00049fb8" style:font-name-asian="Arial2" style:font-size-asian="11pt" style:font-style-asian="normal" style:font-weight-asian="normal" style:font-name-complex="Arial2" style:font-weight-complex="normal"/>
    </style:style>
    <style:style style:name="P78"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Arial1" fo:font-size="11pt" fo:font-style="normal" style:text-underline-style="none" fo:font-weight="normal" officeooo:rsid="00049fb8" officeooo:paragraph-rsid="00049fb8" style:font-name-asian="Arial2" style:font-size-asian="11pt" style:font-style-asian="normal" style:font-weight-asian="normal" style:font-name-complex="Arial2" style:font-weight-complex="normal"/>
    </style:style>
    <style:style style:name="P7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Courier New" fo:font-size="11.5pt" fo:font-style="normal" style:text-underline-style="none" fo:font-weight="bold" officeooo:paragraph-rsid="0004030a" style:font-name-asian="Times New Roman1" style:font-size-asian="11.5pt" style:language-asian="pt" style:country-asian="BR" style:font-style-asian="normal" style:font-weight-asian="bold" style:font-name-complex="Arial2" style:font-size-complex="11.5pt" style:font-weight-complex="bold"/>
    </style:style>
    <style:style style:name="P80"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font-variant="normal" fo:text-transform="none" fo:color="#000000" style:text-line-through-style="none" style:text-position="0% 0%" style:font-name="Courier New" fo:font-size="11.5pt" fo:font-style="normal" style:text-underline-style="none" fo:font-weight="bold" officeooo:paragraph-rsid="00049fb8" style:font-name-asian="Times New Roman1" style:font-size-asian="11.5pt" style:language-asian="pt" style:country-asian="BR" style:font-style-asian="normal" style:font-weight-asian="bold" style:font-name-complex="Arial2" style:font-size-complex="11.5pt" style:font-weight-complex="bold"/>
    </style:style>
    <style:style style:name="P8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color="#000000" style:font-name="Courier New" fo:font-size="11.5pt" officeooo:paragraph-rsid="00049fb8" style:font-name-asian="Times New Roman1" style:font-size-asian="11.5pt" style:language-asian="pt" style:country-asian="BR" style:font-name-complex="Arial2" style:font-size-complex="11.5pt" style:font-weight-complex="bold"/>
    </style:style>
    <style:style style:name="P82"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74cm" fo:border-left="none" fo:border-right="none" fo:border-top="none" fo:border-bottom="0.06pt solid #000000" style:join-border="false"/>
      <style:text-properties fo:font-variant="normal" fo:text-transform="none" fo:color="#000000" style:text-line-through-style="none" style:text-position="0% 0%" style:font-name="Arial1" fo:font-size="11pt" fo:font-style="normal" style:text-underline-style="none" fo:font-weight="normal" officeooo:rsid="0004030a" officeooo:paragraph-rsid="0004030a" style:font-name-asian="Arial2" style:font-size-asian="11pt" style:font-style-asian="normal" style:font-weight-asian="normal" style:font-name-complex="Arial2" style:font-weight-complex="normal"/>
    </style:style>
    <style:style style:name="P83"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74cm" fo:border-left="none" fo:border-right="none" fo:border-top="none" fo:border-bottom="0.06pt solid #000000" style:join-border="false"/>
      <style:text-properties fo:font-variant="normal" fo:text-transform="none" fo:color="#000000" style:text-line-through-style="none" style:text-position="0% 0%" style:font-name="Arial1" fo:font-size="11pt" fo:font-style="normal" style:text-underline-style="none" fo:font-weight="normal" officeooo:rsid="00049fb8" officeooo:paragraph-rsid="00049fb8" style:font-name-asian="Arial2" style:font-size-asian="11pt" style:font-style-asian="normal" style:font-weight-asian="normal" style:font-name-complex="Arial2" style:font-weight-complex="normal"/>
    </style:style>
    <style:style style:name="P84"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rsid="00100096" officeooo:paragraph-rsid="00100096" style:font-weight-asian="normal" style:font-weight-complex="normal"/>
    </style:style>
    <style:style style:name="P85"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paragraph-rsid="0020d8b1" style:font-weight-asian="normal" style:font-weight-complex="normal"/>
    </style:style>
    <style:style style:name="P86"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paragraph-rsid="0023d95c" style:font-weight-asian="normal" style:font-weight-complex="normal"/>
    </style:style>
    <style:style style:name="P87"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paragraph-rsid="0024fcbe" style:font-weight-asian="normal" style:font-weight-complex="normal"/>
    </style:style>
    <style:style style:name="P88"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paragraph-rsid="00368696" style:font-weight-asian="normal" style:font-weight-complex="normal"/>
    </style:style>
    <style:style style:name="P89" style:family="paragraph" style:parent-style-name="Standard">
      <style:paragraph-properties fo:margin-left="0cm" fo:margin-right="0cm" style:line-height-at-least="0.476cm" fo:text-align="start" style:justify-single-word="false" fo:text-indent="0cm" style:auto-text-indent="false"/>
      <style:text-properties style:text-underline-style="none" fo:font-weight="normal" officeooo:rsid="00294768" officeooo:paragraph-rsid="00294768" style:font-weight-asian="normal" style:font-weight-complex="normal"/>
    </style:style>
    <style:style style:name="P90"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style:font-name="Verdana2" fo:font-size="9.75pt" fo:letter-spacing="normal" fo:font-style="normal" style:text-underline-style="none" fo:font-weight="normal" officeooo:rsid="000aa1d8" officeooo:paragraph-rsid="000aa1d8" style:font-weight-asian="normal" style:font-weight-complex="normal"/>
    </style:style>
    <style:style style:name="P91"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style:font-name="Verdana2" fo:font-size="9.75pt" fo:letter-spacing="normal" fo:font-style="normal" style:text-underline-style="none" fo:font-weight="normal" officeooo:rsid="000c1140" officeooo:paragraph-rsid="000c1140" style:font-weight-asian="normal" style:font-weight-complex="normal"/>
    </style:style>
    <style:style style:name="P92"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style:font-name="Verdana2" fo:font-size="9.75pt" fo:letter-spacing="normal" fo:font-style="normal" style:text-underline-style="none" fo:font-weight="normal" officeooo:rsid="000c1140" officeooo:paragraph-rsid="00368696" style:font-weight-asian="normal" style:font-weight-complex="normal"/>
    </style:style>
    <style:style style:name="P93"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style:font-name="Verdana2" fo:font-size="9.75pt" fo:letter-spacing="normal" fo:font-style="normal" style:text-underline-style="none" fo:font-weight="normal" officeooo:rsid="0010eb30" officeooo:paragraph-rsid="0010eb30" style:font-weight-asian="normal" style:font-weight-complex="normal"/>
    </style:style>
    <style:style style:name="P94"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222222" style:font-name="Verdana2" fo:font-size="9.75pt" fo:letter-spacing="normal" fo:font-style="normal" style:text-underline-style="none" fo:font-weight="normal" officeooo:rsid="0002033f" officeooo:paragraph-rsid="0020d8b1" style:font-weight-asian="normal" style:font-weight-complex="normal"/>
    </style:style>
    <style:style style:name="P95"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222222" style:font-name="Verdana2" fo:font-size="9.75pt" fo:letter-spacing="normal" fo:font-style="normal" style:text-underline-style="none" fo:font-weight="normal" officeooo:rsid="0002033f" officeooo:paragraph-rsid="0022d5e2" style:font-weight-asian="normal" style:font-weight-complex="normal"/>
    </style:style>
    <style:style style:name="P96"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222222" style:font-name="Verdana1" fo:font-size="10pt" fo:letter-spacing="normal" fo:font-style="normal" fo:font-weight="normal" officeooo:paragraph-rsid="0022d5e2" style:font-size-asian="10pt" style:font-style-asian="normal" style:font-weight-asian="normal"/>
    </style:style>
    <style:style style:name="P97"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000000" style:font-name="Trebuchet MS" fo:font-size="9.75pt" fo:letter-spacing="normal" fo:font-style="normal" style:text-underline-style="none" fo:font-weight="normal" officeooo:rsid="000aa1d8" officeooo:paragraph-rsid="0023d95c" style:font-weight-asian="normal" style:font-weight-complex="normal"/>
    </style:style>
    <style:style style:name="P98"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000000" style:font-name="Trebuchet MS" fo:font-size="9.75pt" fo:letter-spacing="normal" fo:font-style="normal" style:text-underline-style="none" fo:font-weight="normal" officeooo:rsid="000c1140" officeooo:paragraph-rsid="0024fcbe" style:font-weight-asian="normal" style:font-weight-complex="normal"/>
    </style:style>
    <style:style style:name="P99" style:family="paragraph" style:parent-style-name="Standard">
      <style:paragraph-properties fo:margin-left="0cm" fo:margin-right="0cm" style:line-height-at-least="0.476cm" fo:text-align="start" style:justify-single-word="false" fo:text-indent="0cm" style:auto-text-indent="false"/>
      <style:text-properties fo:font-variant="normal" fo:text-transform="none" fo:color="#000000" style:font-name="Courier New" fo:font-size="11.5pt" fo:letter-spacing="normal" fo:font-style="normal" style:text-underline-style="none" fo:font-weight="normal" officeooo:rsid="000c1140" officeooo:paragraph-rsid="0024fcbe" style:font-name-asian="Times New Roman1" style:font-size-asian="11.5pt" style:language-asian="pt" style:country-asian="BR" style:font-weight-asian="normal" style:font-name-complex="Arial2" style:font-size-complex="11.5pt" style:font-weight-complex="bold"/>
    </style:style>
    <style:style style:name="P100" style:family="paragraph" style:parent-style-name="Standard">
      <style:paragraph-properties fo:margin-left="0cm" fo:margin-right="0cm" style:line-height-at-least="0.476cm" fo:text-align="start" style:justify-single-word="false" fo:text-indent="0cm" style:auto-text-indent="false"/>
      <style:text-properties officeooo:paragraph-rsid="0022d5e2"/>
    </style:style>
    <style:style style:name="P101" style:family="paragraph" style:parent-style-name="Standard">
      <style:paragraph-properties fo:margin-left="0cm" fo:margin-right="0cm" style:line-height-at-least="0.476cm" fo:text-align="start" style:justify-single-word="false" fo:text-indent="0cm" style:auto-text-indent="false" fo:padding="0.074cm" fo:border-left="none" fo:border-right="none" fo:border-top="none" fo:border-bottom="0.06pt solid #000000" style:join-border="false"/>
      <style:text-properties fo:font-variant="normal" fo:text-transform="none" style:font-name="Verdana2" fo:font-size="9.75pt" fo:letter-spacing="normal" fo:font-style="normal" style:text-underline-style="none" fo:font-weight="normal" officeooo:rsid="000aa1d8" officeooo:paragraph-rsid="000aa1d8" style:font-weight-asian="normal" style:font-weight-complex="normal"/>
    </style:style>
    <style:style style:name="P102" style:family="paragraph" style:parent-style-name="Standard">
      <style:paragraph-properties fo:margin-left="0cm" fo:margin-right="0cm" style:line-height-at-least="0.476cm" fo:text-align="start" style:justify-single-word="false" fo:text-indent="0cm" style:auto-text-indent="false" fo:padding="0.074cm" fo:border-left="none" fo:border-right="none" fo:border-top="none" fo:border-bottom="0.06pt solid #000000" style:join-border="false"/>
      <style:text-properties fo:font-variant="normal" fo:text-transform="none" style:font-name="Verdana2" fo:font-size="9.75pt" fo:letter-spacing="normal" fo:font-style="normal" style:text-underline-style="none" fo:font-weight="normal" officeooo:rsid="000c1140" officeooo:paragraph-rsid="000aa1d8" style:font-weight-asian="normal" style:font-weight-complex="normal"/>
    </style:style>
    <style:style style:name="P103" style:family="paragraph" style:parent-style-name="Standard">
      <style:paragraph-properties fo:margin-left="0cm" fo:margin-right="0cm" style:line-height-at-least="0.476cm" fo:text-align="start" style:justify-single-word="false" fo:text-indent="0cm" style:auto-text-indent="false" fo:padding="0.074cm" fo:border-left="none" fo:border-right="none" fo:border-top="none" fo:border-bottom="0.06pt solid #000000" style:join-border="false"/>
      <style:text-properties fo:font-variant="normal" fo:text-transform="none" style:font-name="Verdana2" fo:font-size="9.75pt" fo:letter-spacing="normal" fo:font-style="normal" style:text-underline-style="none" fo:font-weight="normal" officeooo:rsid="0010eb30" officeooo:paragraph-rsid="000fa307" style:font-weight-asian="normal" style:font-weight-complex="normal"/>
    </style:style>
    <style:style style:name="P104" style:family="paragraph" style:parent-style-name="Preformatted_20_Text">
      <style:paragraph-properties fo:margin-left="0cm" fo:margin-right="0cm" style:line-height-at-least="0.423cm" fo:text-align="start" style:justify-single-word="false" fo:text-indent="0cm" style:auto-text-indent="false"/>
      <style:text-properties fo:font-variant="normal" fo:text-transform="none" fo:color="#000000" style:font-name="Courier New" fo:font-size="11.5pt" fo:letter-spacing="normal" fo:font-style="normal" fo:font-weight="normal" style:font-name-asian="Times New Roman1" style:font-size-asian="11.5pt" style:language-asian="pt" style:country-asian="BR" style:font-name-complex="Arial2" style:font-size-complex="11.5pt" style:font-weight-complex="bold"/>
    </style:style>
    <style:style style:name="P105" style:family="paragraph" style:parent-style-name="Preformatted_20_Text">
      <style:paragraph-properties style:line-height-at-least="0.423cm" fo:text-align="start" style:justify-single-word="false"/>
      <style:text-properties fo:font-variant="normal" fo:text-transform="none" fo:color="#000000" style:font-name="Courier New" fo:font-size="11.5pt" fo:letter-spacing="normal" fo:font-style="normal" fo:font-weight="normal" style:font-name-asian="Times New Roman1" style:font-size-asian="11.5pt" style:language-asian="pt" style:country-asian="BR" style:font-name-complex="Arial2" style:font-size-complex="11.5pt" style:font-weight-complex="bold"/>
    </style:style>
    <style:style style:name="P106" style:family="paragraph" style:parent-style-name="Preformatted_20_Text">
      <style:paragraph-properties fo:margin-top="0cm" fo:margin-bottom="0.499cm" style:contextual-spacing="false" style:line-height-at-least="0.423cm" fo:text-align="start" style:justify-single-word="false"/>
      <style:text-properties fo:font-variant="normal" fo:text-transform="none" fo:color="#000000" style:font-name="Courier New" fo:font-size="11.5pt" fo:letter-spacing="normal" fo:font-style="normal" fo:font-weight="normal" style:font-name-asian="Times New Roman1" style:font-size-asian="11.5pt" style:language-asian="pt" style:country-asian="BR" style:font-name-complex="Arial2" style:font-size-complex="11.5pt" style:font-weight-complex="bold"/>
    </style:style>
    <style:style style:name="P107" style:family="paragraph" style:parent-style-name="Preformatted_20_Text">
      <style:paragraph-properties fo:margin-top="0cm" fo:margin-bottom="0.499cm" style:contextual-spacing="false" style:line-height-at-least="0.423cm" fo:text-align="start" style:justify-single-word="false"/>
      <style:text-properties fo:font-variant="normal" fo:text-transform="none" fo:color="#333333" fo:letter-spacing="normal" fo:font-style="normal" fo:font-weight="normal" officeooo:rsid="002e3c01" officeooo:paragraph-rsid="002e3c01"/>
    </style:style>
    <style:style style:name="P108" style:family="paragraph" style:parent-style-name="Preformatted_20_Text">
      <style:paragraph-properties fo:margin-top="0cm" fo:margin-bottom="0.499cm" style:contextual-spacing="false" style:line-height-at-least="0.423cm" fo:text-align="start" style:justify-single-word="false"/>
      <style:text-properties fo:font-variant="normal" fo:text-transform="none" fo:color="#333333" fo:letter-spacing="normal" fo:font-style="normal" fo:font-weight="normal" officeooo:rsid="002fd3b2" officeooo:paragraph-rsid="002fd3b2"/>
    </style:style>
    <style:style style:name="P109" style:family="paragraph" style:parent-style-name="Preformatted_20_Text">
      <style:paragraph-properties fo:margin-top="0cm" fo:margin-bottom="0.499cm" style:contextual-spacing="false" style:line-height-at-least="0.423cm" fo:text-align="start" style:justify-single-word="false"/>
      <style:text-properties fo:font-variant="normal" fo:text-transform="none" fo:color="#333333" fo:letter-spacing="normal" fo:font-style="normal" fo:font-weight="normal" officeooo:rsid="0030f529" officeooo:paragraph-rsid="0030f529"/>
    </style:style>
    <style:style style:name="P110" style:family="paragraph" style:parent-style-name="Standard" style:master-page-name="Standard">
      <style:paragraph-properties fo:margin-left="0cm" fo:margin-right="0cm" style:line-height-at-least="0.476cm" fo:text-align="start" style:justify-single-word="false" fo:text-indent="0cm" style:auto-text-indent="false" style:page-number="auto"/>
      <style:text-properties style:text-underline-style="none" fo:font-weight="normal" officeooo:paragraph-rsid="0020d8b1" style:font-weight-asian="normal" style:font-weight-complex="normal"/>
    </style:style>
    <style:style style:name="P111" style:family="paragraph" style:parent-style-name="Standard" style:master-page-name="Standard">
      <style:paragraph-properties fo:margin-left="0cm" fo:margin-right="0cm" style:line-height-at-least="0.476cm" fo:text-align="start" style:justify-single-word="false" fo:text-indent="0cm" style:auto-text-indent="false" style:page-number="auto"/>
      <style:text-properties officeooo:paragraph-rsid="0022d5e2"/>
    </style:style>
    <style:style style:name="P112" style:family="paragraph" style:parent-style-name="Standard" style:list-style-name="L1">
      <style:paragraph-properties style:line-height-at-least="0.476cm" fo:text-align="start" style:justify-single-word="false"/>
      <style:text-properties style:text-underline-style="none" fo:font-weight="normal" officeooo:rsid="00100096" officeooo:paragraph-rsid="00100096" style:font-weight-asian="normal" style:font-weight-complex="normal"/>
    </style:style>
    <style:style style:name="P113" style:family="paragraph" style:parent-style-name="Standard">
      <style:text-properties fo:color="#000000" style:font-name="Courier New" fo:font-size="11.5pt" fo:font-weight="bold" officeooo:paragraph-rsid="001305d4" style:font-name-asian="Times New Roman1" style:font-size-asian="11.5pt" style:language-asian="pt" style:country-asian="BR" style:font-weight-asian="bold" style:font-name-complex="Arial2" style:font-size-complex="11.5pt" style:font-weight-complex="bold"/>
    </style:style>
    <style:style style:name="P114" style:family="paragraph" style:parent-style-name="Standard">
      <style:text-properties fo:color="#000000" style:font-name="Courier New" fo:font-size="11.5pt" fo:font-weight="bold" officeooo:paragraph-rsid="0016241a" style:font-name-asian="Times New Roman1" style:font-size-asian="11.5pt" style:language-asian="pt" style:country-asian="BR" style:font-weight-asian="bold" style:font-name-complex="Arial2" style:font-size-complex="11.5pt" style:font-weight-complex="bold"/>
    </style:style>
    <style:style style:name="P115" style:family="paragraph" style:parent-style-name="Standard">
      <style:text-properties officeooo:paragraph-rsid="001305d4"/>
    </style:style>
    <style:style style:name="P116" style:family="paragraph" style:parent-style-name="Standard">
      <style:text-properties fo:font-weight="bold" officeooo:paragraph-rsid="0016241a" style:font-weight-asian="bold"/>
    </style:style>
    <style:style style:name="P117" style:family="paragraph" style:parent-style-name="Standard">
      <style:text-properties fo:font-weight="bold" officeooo:paragraph-rsid="001305d4" style:font-weight-asian="bold"/>
    </style:style>
    <style:style style:name="P118" style:family="paragraph" style:parent-style-name="Standard">
      <style:paragraph-properties fo:text-align="start" style:justify-single-word="false"/>
      <style:text-properties fo:font-variant="normal" fo:text-transform="none" fo:color="#333333" style:font-name="Verdana" fo:font-size="9pt" fo:letter-spacing="normal" fo:font-style="normal" style:text-underline-style="none" fo:font-weight="normal" officeooo:rsid="001a2d59" officeooo:paragraph-rsid="001a2d59" style:font-weight-asian="normal" style:font-weight-complex="normal"/>
    </style:style>
    <style:style style:name="P119" style:family="paragraph" style:parent-style-name="Standard">
      <style:paragraph-properties fo:padding="0.074cm" fo:border-left="none" fo:border-right="none" fo:border-top="none" fo:border-bottom="0.06pt solid #000000" style:join-border="false"/>
      <style:text-properties officeooo:paragraph-rsid="00028e4e"/>
    </style:style>
    <style:style style:name="P120" style:family="paragraph" style:parent-style-name="Standard">
      <style:paragraph-properties fo:padding="0.074cm" fo:border-left="none" fo:border-right="none" fo:border-top="none" fo:border-bottom="0.06pt solid #000000" style:join-border="false"/>
      <style:text-properties officeooo:paragraph-rsid="003be2db"/>
    </style:style>
    <style:style style:name="P121" style:family="paragraph" style:parent-style-name="Standard">
      <style:paragraph-properties fo:padding="0.074cm" fo:border-left="none" fo:border-right="none" fo:border-top="none" fo:border-bottom="0.06pt solid #000000" style:join-border="false"/>
      <style:text-properties fo:color="#000000" style:font-name="Arial1" fo:font-size="11.5pt" fo:font-weight="bold" officeooo:paragraph-rsid="003be2db" style:font-name-asian="Times New Roman1" style:font-size-asian="11.5pt" style:language-asian="pt" style:country-asian="BR" style:font-weight-asian="bold" style:font-name-complex="Arial2" style:font-size-complex="11.5pt" style:font-weight-complex="bold"/>
    </style:style>
    <style:style style:name="P122" style:family="paragraph" style:parent-style-name="Text_20_body" style:list-style-name="L2">
      <style:paragraph-properties fo:margin-left="0.265cm" fo:margin-right="0cm" fo:margin-top="0.185cm" fo:margin-bottom="0.212cm" style:contextual-spacing="false" style:line-height-at-least="0.423cm" fo:text-align="start" style:justify-single-word="false" fo:text-indent="0cm" style:auto-text-indent="false" fo:padding="0cm" fo:border="none"/>
      <style:text-properties fo:font-variant="normal" fo:text-transform="none" fo:color="#333333" style:font-name="Verdana" fo:font-size="9pt" fo:letter-spacing="normal" fo:font-style="normal" fo:font-weight="normal"/>
    </style:style>
    <style:style style:name="P123" style:family="paragraph" style:parent-style-name="Text_20_body" style:list-style-name="L2">
      <style:paragraph-properties fo:margin-left="0.265cm" fo:margin-right="0cm" fo:margin-top="0.185cm" fo:margin-bottom="0.212cm" style:contextual-spacing="false" style:line-height-at-least="0.423cm" fo:text-align="start" style:justify-single-word="false" fo:text-indent="0cm" style:auto-text-indent="false" fo:padding="0cm" fo:border="none"/>
      <style:text-properties fo:font-variant="normal" fo:text-transform="none" fo:color="#333333" style:font-name="Verdana" fo:font-size="9pt" fo:letter-spacing="normal" fo:font-style="normal" fo:font-weight="normal" officeooo:paragraph-rsid="002d1660"/>
    </style:style>
    <style:style style:name="P124" style:family="paragraph" style:parent-style-name="Text_20_body" style:list-style-name="L3">
      <style:paragraph-properties fo:margin-left="0.265cm" fo:margin-right="0cm" fo:margin-top="0.185cm" fo:margin-bottom="0.212cm" style:contextual-spacing="false" style:line-height-at-least="0.423cm" fo:text-align="start" style:justify-single-word="false" fo:text-indent="0cm" style:auto-text-indent="false" fo:padding="0cm" fo:border="none"/>
      <style:text-properties fo:font-variant="normal" fo:text-transform="none" fo:color="#333333" style:font-name="Verdana" fo:font-size="9pt" fo:letter-spacing="normal" fo:font-style="normal" fo:font-weight="normal"/>
    </style:style>
    <style:style style:name="P125" style:family="paragraph" style:parent-style-name="Text_20_body" style:list-style-name="L4">
      <style:paragraph-properties fo:margin-left="0.265cm" fo:margin-right="0cm" fo:margin-top="0.185cm" fo:margin-bottom="0.212cm" style:contextual-spacing="false" style:line-height-at-least="0.423cm" fo:text-align="start" style:justify-single-word="false" fo:text-indent="0cm" style:auto-text-indent="false" fo:padding="0cm" fo:border="none"/>
      <style:text-properties fo:font-variant="normal" fo:text-transform="none" fo:color="#333333" style:font-name="Verdana" fo:font-size="9pt" fo:letter-spacing="normal" fo:font-style="normal" fo:font-weight="normal"/>
    </style:style>
    <style:style style:name="P126" style:family="paragraph" style:parent-style-name="Text_20_body" style:list-style-name="L2">
      <style:paragraph-properties fo:margin-left="0.265cm" fo:margin-right="0cm" fo:margin-top="0.185cm" fo:margin-bottom="0.212cm" style:contextual-spacing="false" style:line-height-at-least="0.423cm" fo:text-align="start" style:justify-single-word="false" fo:text-indent="0cm" style:auto-text-indent="false" fo:padding="0.074cm" fo:border-left="none" fo:border-right="none" fo:border-top="none" fo:border-bottom="0.06pt solid #000000" style:join-border="false"/>
      <style:text-properties fo:font-variant="normal" fo:text-transform="none" fo:color="#333333" style:font-name="Verdana" fo:font-size="9pt" fo:letter-spacing="normal" fo:font-style="normal" fo:font-weight="normal"/>
    </style:style>
    <style:style style:name="P127" style:family="paragraph" style:parent-style-name="Text_20_body" style:list-style-name="L3">
      <style:paragraph-properties fo:margin-left="0.265cm" fo:margin-right="0cm" fo:margin-top="0.185cm" fo:margin-bottom="0.212cm" style:contextual-spacing="false" style:line-height-at-least="0.423cm" fo:text-align="start" style:justify-single-word="false" fo:text-indent="0cm" style:auto-text-indent="false" fo:padding="0.074cm" fo:border-left="none" fo:border-right="none" fo:border-top="none" fo:border-bottom="0.06pt solid #000000" style:join-border="false"/>
      <style:text-properties fo:font-variant="normal" fo:text-transform="none" fo:color="#333333" style:font-name="Verdana" fo:font-size="9pt" fo:letter-spacing="normal" fo:font-style="normal" fo:font-weight="normal"/>
    </style:style>
    <style:style style:name="P128" style:family="paragraph" style:parent-style-name="Text_20_body" style:list-style-name="L4">
      <style:paragraph-properties fo:margin-left="0.265cm" fo:margin-right="0cm" fo:margin-top="0.185cm" fo:margin-bottom="0.212cm" style:contextual-spacing="false" style:line-height-at-least="0.423cm" fo:text-align="start" style:justify-single-word="false" fo:text-indent="0cm" style:auto-text-indent="false" fo:padding="0.074cm" fo:border-left="none" fo:border-right="none" fo:border-top="none" fo:border-bottom="0.06pt solid #000000" style:join-border="false"/>
      <style:text-properties fo:font-variant="normal" fo:text-transform="none" fo:color="#333333" style:font-name="Verdana" fo:font-size="9pt" fo:letter-spacing="normal" fo:font-style="normal" fo:font-weight="normal"/>
    </style:style>
    <style:style style:name="T1" style:family="text">
      <style:text-properties officeooo:rsid="0002033f"/>
    </style:style>
    <style:style style:name="T2" style:family="text">
      <style:text-properties fo:color="#000000" style:font-name="Times New Roman" fo:font-size="13.5pt" style:font-name-asian="Times New Roman1" style:font-size-asian="13.5pt" style:language-asian="pt" style:country-asian="BR" style:font-name-complex="Times New Roman1" style:font-size-complex="13.5pt"/>
    </style:style>
    <style:style style:name="T3" style:family="text">
      <style:text-properties fo:color="#000000" style:font-name="Times New Roman" fo:font-size="13.5pt" officeooo:rsid="0002033f" style:font-name-asian="Times New Roman1" style:font-size-asian="13.5pt" style:language-asian="pt" style:country-asian="BR" style:font-name-complex="Times New Roman1" style:font-size-complex="13.5pt"/>
    </style:style>
    <style:style style:name="T4" style:family="text">
      <style:text-properties fo:color="#000000" style:font-name="Times New Roman" fo:font-size="13.5pt" officeooo:rsid="00071b76" style:font-name-asian="Times New Roman1" style:font-size-asian="13.5pt" style:language-asian="pt" style:country-asian="BR" style:font-name-complex="Times New Roman1" style:font-size-complex="13.5pt"/>
    </style:style>
    <style:style style:name="T5" style:family="text">
      <style:text-properties fo:color="#000000" style:font-name="Times New Roman" fo:font-size="13.5pt" officeooo:rsid="000873e7" style:font-name-asian="Times New Roman1" style:font-size-asian="13.5pt" style:language-asian="pt" style:country-asian="BR" style:font-name-complex="Times New Roman1" style:font-size-complex="13.5pt"/>
    </style:style>
    <style:style style:name="T6" style:family="text">
      <style:text-properties fo:color="#000000" style:font-name="Arial1" fo:font-size="11.5pt" style:font-name-asian="Times New Roman1" style:font-size-asian="11.5pt" style:language-asian="pt" style:country-asian="BR" style:font-name-complex="Arial2" style:font-size-complex="11.5pt"/>
    </style:style>
    <style:style style:name="T7" style:family="text">
      <style:text-properties fo:color="#000000" style:font-name="Arial1" fo:font-size="11.5pt" officeooo:rsid="0002033f" style:font-name-asian="Times New Roman1" style:font-size-asian="11.5pt" style:language-asian="pt" style:country-asian="BR" style:font-name-complex="Arial2" style:font-size-complex="11.5pt"/>
    </style:style>
    <style:style style:name="T8" style:family="text">
      <style:text-properties fo:color="#000000" style:font-name="Arial1" fo:font-size="11.5pt" officeooo:rsid="00071b76" style:font-name-asian="Times New Roman1" style:font-size-asian="11.5pt" style:language-asian="pt" style:country-asian="BR" style:font-name-complex="Arial2" style:font-size-complex="11.5pt"/>
    </style:style>
    <style:style style:name="T9" style:family="text">
      <style:text-properties fo:color="#000000" style:font-name="Arial1" fo:font-size="11.5pt" officeooo:rsid="000873e7" style:font-name-asian="Times New Roman1" style:font-size-asian="11.5pt" style:language-asian="pt" style:country-asian="BR" style:font-name-complex="Arial2" style:font-size-complex="11.5pt"/>
    </style:style>
    <style:style style:name="T10" style:family="text">
      <style:text-properties fo:color="#000000" style:font-name="Arial1" fo:font-size="11.5pt" fo:font-weight="bold" style:font-name-asian="Times New Roman1" style:font-size-asian="11.5pt" style:language-asian="pt" style:country-asian="BR" style:font-weight-asian="bold" style:font-name-complex="Arial2" style:font-size-complex="11.5pt" style:font-weight-complex="bold"/>
    </style:style>
    <style:style style:name="T11" style:family="text">
      <style:text-properties fo:color="#000000" style:font-name="Arial1" fo:font-size="11.5pt" fo:font-weight="bold" officeooo:rsid="0027d47e" style:font-name-asian="Times New Roman1" style:font-size-asian="11.5pt" style:language-asian="pt" style:country-asian="BR" style:font-weight-asian="bold" style:font-name-complex="Arial2" style:font-size-complex="11.5pt" style:font-weight-complex="bold"/>
    </style:style>
    <style:style style:name="T12" style:family="text">
      <style:text-properties fo:color="#000000" style:font-name="Courier New" fo:font-size="11.5pt" style:font-name-asian="Times New Roman1" style:font-size-asian="11.5pt" style:language-asian="pt" style:country-asian="BR" style:font-name-complex="Arial2" style:font-size-complex="11.5pt" style:font-weight-complex="bold"/>
    </style:style>
    <style:style style:name="T13" style:family="text">
      <style:text-properties fo:color="#000000" style:font-name="Courier New" fo:font-size="11.5pt" officeooo:rsid="0002033f" style:font-name-asian="Times New Roman1" style:font-size-asian="11.5pt" style:language-asian="pt" style:country-asian="BR" style:font-name-complex="Arial2" style:font-size-complex="11.5pt" style:font-weight-complex="bold"/>
    </style:style>
    <style:style style:name="T14" style:family="text">
      <style:text-properties fo:color="#000000" style:font-name="Courier New" fo:font-size="13.5pt" style:font-name-asian="Times New Roman1" style:font-size-asian="13.5pt" style:language-asian="pt" style:country-asian="BR" style:font-name-complex="Times New Roman1" style:font-size-complex="13.5pt"/>
    </style:style>
    <style:style style:name="T15" style:family="text">
      <style:text-properties fo:font-variant="normal" fo:text-transform="none" fo:color="#000000" style:font-name="Trebuchet MS" fo:font-size="9.75pt" fo:letter-spacing="normal" fo:font-style="normal" officeooo:rsid="000aa1d8"/>
    </style:style>
    <style:style style:name="T16" style:family="text">
      <style:text-properties fo:font-variant="normal" fo:text-transform="none" fo:color="#000000" style:font-name="Trebuchet MS" fo:font-size="9.75pt" fo:letter-spacing="normal" fo:font-style="normal" officeooo:rsid="000c1140"/>
    </style:style>
    <style:style style:name="T17" style:family="text">
      <style:text-properties fo:font-variant="normal" fo:text-transform="none" fo:color="#000000" style:font-name="Trebuchet MS1" fo:font-size="10pt" fo:letter-spacing="normal" fo:font-style="normal" style:font-size-asian="10pt" style:font-style-asian="normal"/>
    </style:style>
    <style:style style:name="T18" style:family="text">
      <style:text-properties fo:font-variant="normal" fo:text-transform="none" fo:color="#000000" style:font-name="Trebuchet MS1" fo:font-size="10pt" fo:letter-spacing="normal" fo:font-style="normal" officeooo:rsid="000c1140" style:font-size-asian="10pt" style:font-style-asian="normal"/>
    </style:style>
    <style:style style:name="T19" style:family="text">
      <style:text-properties fo:font-variant="normal" fo:text-transform="none" fo:color="#000000" style:font-name="Trebuchet MS1" fo:font-size="10pt" fo:letter-spacing="normal" fo:font-style="normal" officeooo:rsid="000c1140" style:font-size-asian="10pt"/>
    </style:style>
    <style:style style:name="T20" style:family="text">
      <style:text-properties fo:font-variant="normal" fo:text-transform="none" fo:color="#000000" style:font-name="Trebuchet MS1" fo:font-size="10pt" fo:letter-spacing="normal" style:font-size-asian="10pt"/>
    </style:style>
    <style:style style:name="T21" style:family="text">
      <style:text-properties fo:font-variant="normal" fo:text-transform="none" fo:color="#000000" style:font-name="Courier New" fo:font-size="11.5pt" fo:letter-spacing="normal" fo:font-style="normal" officeooo:rsid="0002033f" style:font-name-asian="Times New Roman1" style:font-size-asian="11.5pt" style:language-asian="pt" style:country-asian="BR" style:font-name-complex="Arial2" style:font-size-complex="11.5pt" style:font-weight-complex="bold"/>
    </style:style>
    <style:style style:name="T22" style:family="text">
      <style:text-properties fo:font-variant="normal" fo:text-transform="none" fo:color="#000000" style:font-name="Courier New" fo:font-size="11.5pt" fo:letter-spacing="normal" fo:font-style="normal" officeooo:rsid="000aa1d8" style:font-name-asian="Times New Roman1" style:font-size-asian="11.5pt" style:language-asian="pt" style:country-asian="BR" style:font-name-complex="Arial2" style:font-size-complex="11.5pt" style:font-weight-complex="bold"/>
    </style:style>
    <style:style style:name="T23" style:family="text">
      <style:text-properties fo:font-variant="normal" fo:text-transform="none" fo:color="#000000" style:font-name="Courier New" fo:font-size="11.5pt" fo:letter-spacing="normal" fo:font-style="normal" officeooo:rsid="000c1140" style:font-name-asian="Times New Roman1" style:font-size-asian="11.5pt" style:language-asian="pt" style:country-asian="BR" style:font-name-complex="Arial2" style:font-size-complex="11.5pt" style:font-weight-complex="bold"/>
    </style:style>
    <style:style style:name="T24" style:family="text">
      <style:text-properties fo:font-variant="normal" fo:text-transform="none" fo:color="#222222" style:font-name="Verdana2" fo:font-size="9.75pt" fo:letter-spacing="normal" fo:font-style="normal" officeooo:rsid="0002033f"/>
    </style:style>
    <style:style style:name="T25" style:family="text">
      <style:text-properties fo:font-variant="normal" fo:text-transform="none" fo:color="#222222" style:font-name="Verdana1" fo:font-size="10pt" fo:letter-spacing="normal" fo:font-style="normal" fo:font-weight="bold" officeooo:rsid="0002033f" style:font-size-asian="10pt" style:font-style-asian="normal" style:font-weight-asian="bold"/>
    </style:style>
    <style:style style:name="T26" style:family="text">
      <style:text-properties fo:font-variant="normal" fo:text-transform="none" fo:color="#222222" style:font-name="Verdana1" fo:font-size="10pt" fo:letter-spacing="normal" fo:font-style="normal" fo:font-weight="normal" style:font-size-asian="10pt" style:font-style-asian="normal" style:font-weight-asian="normal"/>
    </style:style>
    <style:style style:name="T27" style:family="text">
      <style:text-properties fo:font-variant="normal" fo:text-transform="none" fo:color="#222222" style:font-name="Verdana1" fo:font-size="10pt" fo:letter-spacing="normal" fo:font-style="normal" officeooo:rsid="0002033f" style:font-size-asian="10pt" style:font-style-asian="normal"/>
    </style:style>
    <style:style style:name="T28" style:family="text">
      <style:text-properties fo:font-variant="normal" fo:text-transform="none" style:font-name="Verdana2" fo:font-size="9.75pt" fo:letter-spacing="normal" fo:font-style="normal" officeooo:rsid="0002033f"/>
    </style:style>
    <style:style style:name="T29" style:family="text">
      <style:text-properties fo:font-variant="normal" fo:text-transform="none" style:font-name="Verdana2" fo:font-size="9.75pt" fo:letter-spacing="normal" fo:font-style="normal" officeooo:rsid="000aa1d8"/>
    </style:style>
    <style:style style:name="T30" style:family="text">
      <style:text-properties fo:font-variant="normal" fo:text-transform="none" style:font-name="Verdana2" fo:font-size="9.75pt" fo:letter-spacing="normal" fo:font-style="normal" officeooo:rsid="000c1140"/>
    </style:style>
    <style:style style:name="T31" style:family="text">
      <style:text-properties fo:font-variant="normal" fo:text-transform="none" fo:color="#274e13" style:font-name="Verdana1" fo:font-size="10pt" fo:letter-spacing="normal" fo:font-style="normal" fo:font-weight="bold" officeooo:rsid="0002033f" style:font-size-asian="10pt" style:font-style-asian="normal" style:font-weight-asian="bold"/>
    </style:style>
    <style:style style:name="T32" style:family="text">
      <style:text-properties fo:font-variant="normal" fo:text-transform="none" style:text-line-through-style="none" style:text-position="0% 0%" fo:font-style="italic" style:text-underline-style="none" fo:font-weight="normal" style:font-style-asian="italic" style:font-weight-asian="normal"/>
    </style:style>
    <style:style style:name="T33" style:family="text">
      <style:text-properties fo:font-variant="normal" fo:text-transform="none" style:text-line-through-style="none" style:text-position="0% 0%" fo:font-style="normal" style:text-underline-style="none" fo:font-weight="bold" style:font-style-asian="normal" style:font-weight-asian="bold"/>
    </style:style>
    <style:style style:name="T34" style:family="text">
      <style:text-properties officeooo:rsid="0005c320"/>
    </style:style>
    <style:style style:name="T35" style:family="text">
      <style:text-properties officeooo:rsid="00071b76"/>
    </style:style>
    <style:style style:name="T36" style:family="text">
      <style:text-properties officeooo:rsid="00099ccc"/>
    </style:style>
    <style:style style:name="T37" style:family="text">
      <style:text-properties officeooo:rsid="000cfd18"/>
    </style:style>
    <style:style style:name="T38" style:family="text">
      <style:text-properties officeooo:rsid="001262f5"/>
    </style:style>
    <style:style style:name="T39" style:family="text">
      <style:text-properties fo:font-weight="bold" style:font-weight-asian="bold"/>
    </style:style>
    <style:style style:name="T40" style:family="text">
      <style:text-properties fo:font-style="italic" style:font-style-asian="italic"/>
    </style:style>
    <style:style style:name="T41" style:family="text">
      <style:text-properties officeooo:rsid="001742f5"/>
    </style:style>
    <style:style style:name="T42" style:family="text">
      <style:text-properties officeooo:rsid="001a4db2"/>
    </style:style>
    <style:style style:name="T43" style:family="text">
      <style:text-properties officeooo:rsid="003be2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eparação para o segundo simulado</text:p>
      <text:p text:style-name="P23"/>
      <text:p text:style-name="P2"/>
      <text:p text:style-name="P3">Exceções (3)</text:p>
      <text:p text:style-name="P3">Asserts (2)</text:p>
      <text:p text:style-name="P1"><text:span text:style-name="T34">Wrappers</text:span><text:span text:style-name="T37">(3)</text:span></text:p>
      <text:p text:style-name="P1"><text:span text:style-name="T34">Gargage </text:span><text:span text:style-name="T36">(3)</text:span></text:p>
      <text:p text:style-name="P3">StringBuilder e StringBuffer <text:span text:style-name="T38">(1)</text:span></text:p>
      <text:p text:style-name="P3">IO <text:span text:style-name="T41">(</text:span><text:span text:style-name="T42">5</text:span><text:span text:style-name="T41">)</text:span></text:p>
      <text:p text:style-name="P3">Serialização <text:span text:style-name="T41">(2)</text:span></text:p>
      <text:p text:style-name="P2"/>
      <text:p text:style-name="P2"/>
      <text:p text:style-name="P60">Exceções</text:p>
      <text:p text:style-name="P63"/>
      <text:p text:style-name="P9"/>
      <text:p text:style-name="P20"><text:span text:style-name="T12">11. class A {</text:span><text:span text:style-name="T14"><text:line-break/></text:span><text:span text:style-name="T12">12. public void process() { System.out.print("A,"); }</text:span><text:span text:style-name="T14"><text:line-break/></text:span><text:span text:style-name="T12">13. class B extends A {</text:span><text:span text:style-name="T14"><text:line-break/></text:span><text:span text:style-name="T12">14. public void process() throws IOException {</text:span><text:span text:style-name="T14"><text:line-break/></text:span><text:span text:style-name="T12">15. super.process();</text:span><text:span text:style-name="T14"><text:line-break/></text:span><text:span text:style-name="T12">16. System.out.print("B,");</text:span><text:span text:style-name="T14"><text:line-break/></text:span><text:span text:style-name="T12">17. throw new IOException();</text:span><text:span text:style-name="T14"><text:line-break/></text:span><text:span text:style-name="T12">18. }</text:span><text:span text:style-name="T14"><text:line-break/></text:span><text:span text:style-name="T12">19. public static void main(String[] args) {</text:span><text:span text:style-name="T14"><text:line-break/></text:span><text:span text:style-name="T12">20. try { new B().process(); }</text:span><text:span text:style-name="T14"><text:line-break/></text:span><text:span text:style-name="T12">21. catch (IOException e) { System.out.println("Exception"); }}</text:span><text:span text:style-name="T2"><text:line-break/></text:span></text:p>
      <text:p text:style-name="P31">What is the result?</text:p>
      <text:p text:style-name="P31"/>
      <text:p text:style-name="P119"><text:span text:style-name="T6">A. Exception</text:span><text:span text:style-name="T2"><text:line-break/></text:span><text:span text:style-name="T6">B. A,B,Exception</text:span><text:span text:style-name="T2"><text:line-break/></text:span><text:span text:style-name="T6">C. Compilation fails because of an error in line 20.</text:span><text:span text:style-name="T2"><text:line-break/></text:span><text:span text:style-name="T6">D. Compilation fails because of an error in line 14.</text:span><text:span text:style-name="T2"><text:line-break/></text:span><text:span text:style-name="T6">E. A NullPointerException is thrown at runtime.</text:span></text:p>
      <text:p text:style-name="P121"><text:span text:style-name="T43">Resposta: </text:span><text:span text:style-name="T6">D (Não pode lançar mais exceções)</text:span></text:p>
      <text:p text:style-name="P34"/>
      <text:p text:style-name="P34"/>
      <text:p text:style-name="P40">import java.io.*;<text:line-break/>class Master {<text:line-break/>String doFileStuff() throws FileNotFoundException { return "a"; }<text:line-break/>}<text:line-break/>class Slave extends Master {<text:line-break/>public static void main(String[] args) {<text:line-break/>String s = null;<text:line-break/>try { s = new Slave().doFileStuff();<text:line-break/>} catch ( Exception x) {<text:line-break/>s = "b"; }<text:line-break/>System.out.println(s);<text:line-break/>}<text:line-break/>// insert code here<text:line-break/>}</text:p>
      <text:p text:style-name="P20"><text:span text:style-name="T10"><text:line-break/></text:span><text:span text:style-name="T10">Which, inserted independently at // insert code here, will compile, and produce the </text:span><text:soft-page-break/><text:span text:style-name="T10">output</text:span><text:span text:style-name="T2"><text:line-break/></text:span><text:span text:style-name="T6">b? (Choose all that apply.)</text:span></text:p>
      <text:p text:style-name="P33"/>
      <text:p text:style-name="P119"><text:span text:style-name="T6">A. String doFileStuff() { return "b"; }</text:span><text:span text:style-name="T2"><text:line-break/></text:span><text:span text:style-name="T6">B. String doFileStuff() throws IOException { return "b"; }</text:span><text:span text:style-name="T2"><text:line-break/></text:span><text:span text:style-name="T6">C. String doFileStuff(int x) throws IOException { return "b"; }</text:span><text:span text:style-name="T2"><text:line-break/></text:span><text:span text:style-name="T6">D. String doFileStuff() throws FileNotFoundException { return "b"; }</text:span><text:span text:style-name="T2"><text:line-break/></text:span><text:span text:style-name="T6">E. String doFileStuff() throws NumberFormatException { return "b"; }</text:span><text:span text:style-name="T2"><text:line-break/></text:span><text:span text:style-name="T6">F. String doFileStuff() throws NumberFormatException,</text:span><text:span text:style-name="T2"><text:line-break/></text:span><text:span text:style-name="T6">FileNotFoundException { return "b"; }</text:span></text:p>
      <text:p text:style-name="P120"><text:span text:style-name="T10">Answer:</text:span><text:span text:style-name="T2"><text:line-break/></text:span><text:span text:style-name="T10">-&gt;  A , D, E, </text:span><text:span text:style-name="T6">and </text:span><text:span text:style-name="T10">F </text:span><text:span text:style-name="T6">are correct. It’s okay for an overriding method to throw the same</text:span><text:span text:style-name="T2"><text:line-break/></text:span><text:span text:style-name="T6">exceptions, narrower exceptions, or no exceptions. And it’s okay for the overriding</text:span><text:span text:style-name="T2"><text:line-break/></text:span><text:span text:style-name="T6">method to throw any runtime exceptions.</text:span><text:span text:style-name="T2"><text:line-break/></text:span><text:span text:style-name="T6">-&gt;   </text:span><text:span text:style-name="T10">B </text:span><text:span text:style-name="T6">is incorrect, because the overriding method is trying to throw a broader exception.</text:span><text:span text:style-name="T2"><text:line-break/></text:span><text:span text:style-name="T10">  <text:tab/>C </text:span><text:span text:style-name="T6">is incorrect. This method doesn’t override, so the output is a.</text:span><text:span text:style-name="T2"><text:line-break/></text:span></text:p>
      <text:p text:style-name="P36"/>
      <text:p text:style-name="P40">1. class Ping extends Utils {<text:line-break/>2. public static void main(String [] args) {<text:line-break/>3. Utils u = new Ping();<text:line-break/>4. System.out.print(u.getInt(args[0]));<text:line-break/>5. }<text:line-break/>6. int getInt(String arg) {<text:line-break/>7. return Integer.parseInt(arg);<text:line-break/>8. }<text:line-break/>9. }<text:line-break/>10. class Utils {<text:line-break/>11. int getInt(String x) throws Exception { return 7; }<text:line-break/>12. }</text:p>
      <text:p text:style-name="P20"><text:span text:style-name="T10"><text:line-break/>And the following three possible changes:</text:span><text:span text:style-name="T2"><text:line-break/></text:span></text:p>
      <text:p text:style-name="P20"><text:span text:style-name="T10">C1. Declare that main() throws an Exception.</text:span><text:span text:style-name="T2"><text:line-break/></text:span><text:span text:style-name="T10">C2. Declare that Ping.getInt() throws an Exception.</text:span><text:span text:style-name="T2"><text:line-break/></text:span><text:span text:style-name="T10">C3. Wrap the invocation of getInt() in a try / catch block.</text:span><text:span text:style-name="T2"><text:line-break/></text:span></text:p>
      <text:p text:style-name="P20"><text:span text:style-name="T10">Which change(s) allow the code to compile? (Choose all that apply.)</text:span><text:span text:style-name="T2"><text:line-break/></text:span></text:p>
      <text:p text:style-name="P54"><text:span text:style-name="T10">Answer:</text:span><text:span text:style-name="T2"><text:line-break/></text:span><text:span text:style-name="T6">-&gt; </text:span><text:span text:style-name="T10">A </text:span><text:span text:style-name="T6">and </text:span><text:span text:style-name="T10">C </text:span><text:span text:style-name="T6">are correct. Remember that line 4 is making a polymorphic call so the compiler knows that an exception might be thrown. If C1 is implemented the exception has been sufficiently declared, and if C3 is implemented the exception has been sufficiently handled. C2 is not necessary in either case.</text:span><text:span text:style-name="T2"><text:line-break/></text:span><text:span text:style-name="T6">-&gt; </text:span><text:span text:style-name="T10">B, D, E, F, </text:span><text:span text:style-name="T6">and </text:span><text:span text:style-name="T10">G </text:span><text:span text:style-name="T6">are incorrect based on the above.</text:span><text:span text:style-name="T2"><text:line-break/></text:span></text:p>
      <text:p text:style-name="P37"/>
      <text:p text:style-name="P61"><text:span text:style-name="T6">A. Just C1 is sufficient.</text:span><text:span text:style-name="T2"><text:line-break/></text:span><text:span text:style-name="T6">B. Just C2 is sufficient.</text:span><text:span text:style-name="T2"><text:line-break/></text:span><text:span text:style-name="T6">C. Just C3 is sufficient.</text:span><text:span text:style-name="T2"><text:line-break/></text:span><text:span text:style-name="T6">D. Both C1 and C2 are required.</text:span><text:span text:style-name="T2"><text:line-break/></text:span><text:span text:style-name="T6">E. Both C1 and C3 are required.</text:span><text:span text:style-name="T2"><text:line-break/></text:span><text:span text:style-name="T6">F. Both C2 and C3 are required.</text:span><text:span text:style-name="T2"><text:line-break/></text:span><text:span text:style-name="T6">G. All three changes are required.</text:span><text:span text:style-name="T2"><text:line-break/></text:span><text:soft-page-break/></text:p>
      <text:p text:style-name="P34"/>
      <text:p text:style-name="P6"/>
      <text:p text:style-name="P5">Asserts</text:p>
      <text:p text:style-name="P5"/>
      <text:p text:style-name="P79">23. int z = 5;</text:p>
      <text:p text:style-name="P79">24.</text:p>
      <text:p text:style-name="P79">25. public void stuff1(int x) {</text:p>
      <text:p text:style-name="P79">26. assert (x &gt; 0);</text:p>
      <text:p text:style-name="P79">27. switch(x) {</text:p>
      <text:p text:style-name="P79">28. case 2: x = 3;</text:p>
      <text:p text:style-name="P79">29. default: assert false; } }</text:p>
      <text:p text:style-name="P79">30.</text:p>
      <text:p text:style-name="P79">31. private void stuff2(int y) { assert (y &lt; 0); }</text:p>
      <text:p text:style-name="P79">32.</text:p>
      <text:p text:style-name="P79">33. private void stuff3() { assert (stuff4()); }</text:p>
      <text:p text:style-name="P79">34.</text:p>
      <text:p text:style-name="P79">35. private boolean stuff4() { z = 6; return false; }</text:p>
      <text:p text:style-name="P69"/>
      <text:p text:style-name="P69">Which statement is true?</text:p>
      <text:p text:style-name="P69"/>
      <text:p text:style-name="P71">Answer: C</text:p>
      <text:p text:style-name="P69"/>
      <text:p text:style-name="P73">A. All of the assert statements are used appropriately.</text:p>
      <text:p text:style-name="P73">B. Only the assert statement on line 31 is used appropriately.</text:p>
      <text:p text:style-name="P73">C. The assert statements on lines 29 and 31 are used appropriately.</text:p>
      <text:p text:style-name="P73">D. The assert statements on lines 26 and 29 are used appropriately.</text:p>
      <text:p text:style-name="P73">E. The assert statements on lines 29 and 33 are used appropriately.</text:p>
      <text:p text:style-name="P73">F. The assert statements on lines 29, 31, and 33 are used appropriately.</text:p>
      <text:p text:style-name="P75">G. The assert statements on lines 26, 29, and 31 are used appropriately.</text:p>
      <text:p text:style-name="P82"/>
      <text:p text:style-name="P76"/>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1. public class Test {</text:p>
      <text:p text:style-name="P80"><text:soft-page-break/>2.</text:p>
      <text:p text:style-name="P80">3. public static void main(String [] args) {</text:p>
      <text:p text:style-name="P80">4. boolean assert = true;</text:p>
      <text:p text:style-name="P81"><text:span text:style-name="T32">5. </text:span><text:span text:style-name="T33">if(assert) {</text:span></text:p>
      <text:p text:style-name="P80">6. System.out.println(”assert is true”);</text:p>
      <text:p text:style-name="P80">7. }</text:p>
      <text:p text:style-name="P80">8. }</text:p>
      <text:p text:style-name="P80">9.</text:p>
      <text:p text:style-name="P80">10. }</text:p>
      <text:p text:style-name="P70">Given:</text:p>
      <text:p text:style-name="P70">javac -source 1.3 Test.java</text:p>
      <text:p text:style-name="P70">What is the result?</text:p>
      <text:p text:style-name="P70"/>
      <text:p text:style-name="P72">Answer: C</text:p>
      <text:p text:style-name="P70"/>
      <text:p text:style-name="P74">A. Compilation fails.</text:p>
      <text:p text:style-name="P74">B. Compilation succeeds with errors.</text:p>
      <text:p text:style-name="P74">C. Compilation succeeds with warnings.</text:p>
      <text:p text:style-name="P77">D. Compilation succeeds without warnings or errors.</text:p>
      <text:p text:style-name="P83"/>
      <text:p text:style-name="P78"/>
      <text:p text:style-name="P5"/>
      <text:p text:style-name="P5">Wrappers</text:p>
      <text:p text:style-name="P5"/>
      <text:p text:style-name="P5"/>
      <text:p text:style-name="P85"><text:span text:style-name="T24">The code is given:</text:span><text:span text:style-name="T1"><text:line-break/><text:line-break/></text:span><text:span text:style-name="T21">3.  public class Bertha {</text:span><text:span text:style-name="T13"><text:line-break/></text:span><text:span text:style-name="T21">4.    static String s = "";</text:span><text:span text:style-name="T13"><text:line-break/></text:span><text:span text:style-name="T21">5.    public static void main(String[] args) {</text:span><text:span text:style-name="T13"><text:line-break/></text:span><text:span text:style-name="T21">6.        int x = 4; Boolean y = true; short[] sa = {1,2,3};</text:span><text:span text:style-name="T13"><text:line-break/></text:span><text:span text:style-name="T21">7.        doStuff(x, y);</text:span><text:span text:style-name="T13"><text:line-break/></text:span><text:span text:style-name="T21">8.        doStuff(x);</text:span><text:span text:style-name="T13"><text:line-break/></text:span><text:span text:style-name="T21">9.        doStuff(sa, sa);</text:span><text:span text:style-name="T13"><text:line-break/></text:span><text:span text:style-name="T21">10.       System.out.println(s);</text:span><text:span text:style-name="T13"><text:line-break/></text:span><text:span text:style-name="T21">11.   }</text:span><text:span text:style-name="T13"><text:line-break/></text:span><text:span text:style-name="T21">12.   static void doStuff(Object o) { s += "1"; }</text:span><text:span text:style-name="T13"><text:line-break/></text:span><text:span text:style-name="T21">13.   static void doStuff(Object... o) { s += "2"; }</text:span><text:span text:style-name="T13"><text:line-break/></text:span><text:span text:style-name="T21">14.   static void doStuff(Integer... i) { s += "3"; }</text:span><text:span text:style-name="T13"><text:line-break/></text:span><text:span text:style-name="T21">15.   static void doStuff(Long L) { s += "4"; }</text:span><text:span text:style-name="T13"><text:line-break/></text:span><text:span text:style-name="T21">16. }</text:span><text:span text:style-name="T1"><text:line-break/><text:line-break/></text:span><text:span text:style-name="T24">What is the result?</text:span></text:p>
      <text:p text:style-name="P94"/>
      <text:p text:style-name="P110"><text:span text:style-name="T25">Answer: </text:span><text:span text:style-name="T31"> A </text:span><text:span text:style-name="T25">is correct. </text:span><text:span text:style-name="T24"><text:line-break/><text:line-break/></text:span><text:span text:style-name="T25">Explanation:</text:span><text:span text:style-name="T24"> </text:span><text:span text:style-name="T27">It's legal to autobox and then widen. The first call to doStuff(), x is boxed from int to an Integer then passes these two objects (Integer,Boolean) to varargs (Object.... 0).</text:span><text:span text:style-name="T24"><text:line-break/><text:line-break/></text:span><text:span text:style-name="T27">The second call cannot widen and then box (making the Long method unusable), so it boxes the int to an Integer. And then it goes to doStuff(Object o) because Integer is-A Object. As always, a</text:span><text:span text:style-name="T24"><text:line-break/></text:span><text:span text:style-name="T27">var-args method will be chosen only if no non-var-arg method is possible.</text:span><text:span text:style-name="T24"><text:line-break/><text:line-break/></text:span><text:span text:style-name="T27">The third call is passing two objects—they are of type 'short array.'</text:span><text:span text:style-name="T24"><text:line-break/></text:span></text:p>
      <text:p text:style-name="P111"><text:span text:style-name="T26">1) Widening beats boxing</text:span><text:line-break/><text:span text:style-name="T26">2) Widening beats var-args</text:span></text:p>
      <text:p text:style-name="P96">3) Boxing beats var-args</text:p>
      <text:p text:style-name="P100"/>
      <text:p text:style-name="P96">Now see the rules for overloading methods using widening,boxing and varargs...</text:p>
      <text:p text:style-name="P55"/>
      <text:p text:style-name="P53">1) Primitive widening uses the "smallest" method argument possible.</text:p>
      <text:p text:style-name="P53">2) Used individually, boxing and var-args are compatible with overloading.</text:p>
      <text:p text:style-name="P53">3) You CANNOT widen from one wrapper type to another. (IS-A fails.)</text:p>
      <text:p text:style-name="P53">4) You CANNOT widen and then box. (An int can't become a Long.)</text:p>
      <text:p text:style-name="P53">5) You can box and then widen. (An int can become an Object, via Integer.)</text:p>
      <text:p text:style-name="P53">6) You can combine var-args with either widening or boxing</text:p>
      <text:p text:style-name="P95"/>
      <text:p text:style-name="P85"><text:span text:style-name="T1"><text:line-break/></text:span><text:span text:style-name="T28">A. 212</text:span><text:span text:style-name="T1"><text:line-break/></text:span><text:span text:style-name="T28">B. 232</text:span><text:span text:style-name="T1"><text:line-break/></text:span><text:span text:style-name="T28">C. 234</text:span><text:span text:style-name="T1"><text:line-break/></text:span><text:span text:style-name="T28">D. 312</text:span><text:span text:style-name="T1"><text:line-break/></text:span><text:span text:style-name="T28">E. 332</text:span><text:span text:style-name="T1"><text:line-break/></text:span><text:span text:style-name="T28">F. 334</text:span><text:span text:style-name="T1"><text:line-break/></text:span><text:span text:style-name="T28">G. Compilation fails</text:span></text:p>
      <text:p text:style-name="P101"/>
      <text:p text:style-name="P90"/>
      <text:p text:style-name="P86"><text:span text:style-name="T22">public class Boxing1 {<text:line-break/>public static void main(String[] args) {<text:line-break/>Integer i = null;<text:line-break/>method(i);<text:line-break/>}<text:line-break/>static void method(int k){<text:line-break/>System.out.println(k);<text:line-break/>}<text:line-break/>}</text:span><text:span text:style-name="T29"><text:line-break/><text:line-break/></text:span><text:span text:style-name="T15">What is the output of the above program?</text:span></text:p>
      <text:p text:style-name="P97"/>
      <text:p text:style-name="P86">Resposta: <text:span text:style-name="T17">Null Pointer Exception</text:span><text:line-break/><text:line-break/><text:span text:style-name="T20">Explanation :<text:line-break/>When wrapper type is null, we cannot do the boxing conversion. It will throw the NullpointerException when its is trying the convert to primitive type. </text:span></text:p>
      <text:p text:style-name="P86"><text:span text:style-name="T29"><text:line-break/></text:span><text:span text:style-name="T15">1)Null Pointer Exception</text:span><text:span text:style-name="T29"><text:line-break/></text:span><text:span text:style-name="T15">2)Number Format Exception</text:span><text:span text:style-name="T29"><text:line-break/></text:span><text:span text:style-name="T15">3)null</text:span><text:span text:style-name="T29"><text:line-break/></text:span><text:span text:style-name="T15">4)0</text:span><text:span text:style-name="T29"> </text:span></text:p>
      <text:p text:style-name="P102"/>
      <text:p text:style-name="P91"/>
      <text:p text:style-name="P99"/>
      <text:p text:style-name="P99"/>
      <text:p text:style-name="P99"/>
      <text:p text:style-name="P99"/>
      <text:p text:style-name="P99"/>
      <text:p text:style-name="P99"/>
      <text:p text:style-name="P88"><text:soft-page-break/><text:span text:style-name="T23">public class Boxing2 {<text:line-break/>public static void main(String[] args) {<text:line-break/>byte b = 10;<text:line-break/>method(b);<text:line-break/>}<text:line-break/>static void method(int i){</text:span><text:span text:style-name="T30"><text:line-break/></text:span><text:span text:style-name="T23">System.out.println("Primitivae Type call");<text:line-break/>}<text:line-break/>static void method(Integer i){<text:line-break/>System.out.println("Wrapper Type Call");<text:line-break/>}<text:line-break/>}</text:span><text:span text:style-name="T30"><text:line-break/></text:span></text:p>
      <text:p text:style-name="P92"/>
      <text:p text:style-name="P92"/>
      <text:p text:style-name="P92"/>
      <text:p text:style-name="P88"><text:span text:style-name="T30"><text:line-break/></text:span><text:span text:style-name="T16">What will be output for the above program?</text:span></text:p>
      <text:p text:style-name="P98"/>
      <text:p text:style-name="P87"><text:span text:style-name="T18">2)Primitive Type Call</text:span><text:span text:style-name="T16"><text:line-break/><text:line-break/></text:span><text:span text:style-name="T19">Explanation :<text:line-break/>When comes to method overloading in Java 5.0, it works like the previous versions. First JVM will check for the matching primitive types, then it will search for the Wrapper types.</text:span><text:span text:style-name="T16"> </text:span></text:p>
      <text:p text:style-name="P87"><text:span text:style-name="T30"><text:line-break/></text:span><text:span text:style-name="T16">1)Wrapper Type Call</text:span><text:span text:style-name="T30"><text:line-break/></text:span><text:span text:style-name="T16">2)Primitive Type Call</text:span><text:span text:style-name="T30"><text:line-break/></text:span><text:span text:style-name="T16">3)Compiler Error</text:span><text:span text:style-name="T30"><text:line-break/></text:span><text:span text:style-name="T16">4)Compiles fine, throws runtime exception</text:span><text:span text:style-name="T30"> </text:span></text:p>
      <text:p text:style-name="P90"/>
      <text:p text:style-name="P5"/>
      <text:p text:style-name="P4"><text:span text:style-name="T1">Gar</text:span><text:span text:style-name="T35">b</text:span><text:span text:style-name="T1">age</text:span></text:p>
      <text:p text:style-name="P5"/>
      <text:p text:style-name="P21"><text:span text:style-name="T12">class CardBoard {<text:line-break/>Short story = 5;<text:line-break/>CardBoard go(CardBoard cb) {<text:line-break/>cb = null;<text:line-break/>return cb;<text:line-break/>}<text:line-break/>public static void main(String[] args) {<text:line-break/>CardBoard c1 = new CardBoard();<text:line-break/>CardBoard c2 = new CardBoard();<text:line-break/>CardBoard c3 = c1.go(c2);<text:line-break/>c1 = null;<text:line-break/>// do Stuff<text:line-break/>} }</text:span><text:span text:style-name="T2"><text:line-break/></text:span></text:p>
      <text:p text:style-name="P21"><text:span text:style-name="T10">When // doStuff is reached, how many objects are eligible for GC?</text:span><text:span text:style-name="T2"><text:line-break/></text:span></text:p>
      <text:p text:style-name="P56"><text:span text:style-name="T10">Answer:</text:span><text:span text:style-name="T2"><text:line-break/></text:span><text:span text:style-name="T6">-&gt; </text:span><text:span text:style-name="T10">C </text:span><text:span text:style-name="T6">is correct. Only one CardBoard object (c1) is eligible, but it has an associated Short wrapper object that is also eligible.</text:span><text:span text:style-name="T2"><text:line-break/></text:span><text:span text:style-name="T6">-&gt;</text:span><text:span text:style-name="T10">A, B, D, E, </text:span><text:span text:style-name="T6">and </text:span><text:span text:style-name="T10">F </text:span><text:span text:style-name="T6">are incorrect based on the above.</text:span></text:p>
      <text:p text:style-name="P38"/>
      <text:p text:style-name="P7"><text:soft-page-break/><text:span text:style-name="T7">A. 0</text:span><text:span text:style-name="T3"><text:line-break/></text:span><text:span text:style-name="T7">B. 1</text:span><text:span text:style-name="T3"><text:line-break/></text:span><text:span text:style-name="T7">C. 2</text:span><text:span text:style-name="T3"><text:line-break/></text:span><text:span text:style-name="T7">D. Compilation fails.</text:span><text:span text:style-name="T3"><text:line-break/></text:span><text:span text:style-name="T7">E. It is not possible to know.</text:span><text:span text:style-name="T3"><text:line-break/></text:span><text:span text:style-name="T7">F. An exception is thrown at runtime.</text:span></text:p>
      <text:p text:style-name="P68"/>
      <text:p text:style-name="P30"/>
      <text:p text:style-name="P21"><text:span text:style-name="T12">11. public void genNumbers() {<text:line-break/>12. ArrayList numbers = new ArrayList();<text:line-break/></text:span><text:span text:style-name="T12">13. for (int i=0; i&lt;10; i++) {<text:line-break/>14. int value = i * ((int) Math.random());<text:line-break/>15. Integer intObj = new Integer(value);<text:line-break/>16. numbers.add(intObj);<text:line-break/>17. }<text:line-break/>18. System.out.println(numbers);<text:line-break/>19. }</text:span><text:span text:style-name="T2"><text:line-break/></text:span></text:p>
      <text:p text:style-name="P21"><text:span text:style-name="T10">Which line of code marks the earliest point that an object referenced by intObj becomes a candidate for</text:span><text:span text:style-name="T2"><text:line-break/></text:span><text:span text:style-name="T10">garbage collection?</text:span><text:span text:style-name="T2"><text:line-break/></text:span></text:p>
      <text:p text:style-name="P57"><text:span text:style-name="T10">Answer: D, </text:span><text:span text:style-name="T11">ou seja, só quando acaba o método</text:span></text:p>
      <text:p text:style-name="P38"/>
      <text:p text:style-name="P62"><text:span text:style-name="T8">A. Line 16</text:span><text:span text:style-name="T4"><text:line-break/></text:span><text:span text:style-name="T8">B. Line 17</text:span><text:span text:style-name="T4"><text:line-break/></text:span><text:span text:style-name="T8">C. Line 18</text:span><text:span text:style-name="T4"><text:line-break/></text:span><text:span text:style-name="T8">D. Line 19</text:span><text:span text:style-name="T4"><text:line-break/></text:span><text:span text:style-name="T8">E. The object is NOT a candidate for garbage collection.</text:span><text:span text:style-name="T4"><text:line-break/></text:span></text:p>
      <text:p text:style-name="P35"/>
      <text:p text:style-name="P41">1. public class GC {<text:line-break/>2. private Object o;<text:line-break/>3. private void doSomethingElse(Object obj) { o = obj; }<text:line-break/>4. public void doSomething() {<text:line-break/>5. Object o = new Object();<text:line-break/>6. doSomethingElse(o);<text:line-break/>7. o = new Object();<text:line-break/>8. doSomethingElse(null);<text:line-break/>9. o = null;<text:line-break/>10. }<text:line-break/>11. }<text:line-break/></text:p>
      <text:p text:style-name="P22"><text:span text:style-name="T10">When the doSomething method is called, after which line does the Object created in line 5 become</text:span><text:span text:style-name="T2"><text:line-break/></text:span><text:span text:style-name="T10">available for garbage collection?</text:span><text:span text:style-name="T2"><text:line-break/></text:span></text:p>
      <text:p text:style-name="P32">Answer: D</text:p>
      <text:p text:style-name="P39"/>
      <text:p text:style-name="P8"><text:span text:style-name="T9">A. Line 5</text:span><text:span text:style-name="T5"><text:line-break/></text:span><text:span text:style-name="T9">B. Line 6</text:span><text:span text:style-name="T5"><text:line-break/></text:span><text:span text:style-name="T9">C. Line 7</text:span><text:span text:style-name="T5"><text:line-break/></text:span><text:span text:style-name="T9">D. Line 8</text:span><text:span text:style-name="T5"><text:line-break/></text:span><text:span text:style-name="T9">E. Line 9</text:span><text:span text:style-name="T5"><text:line-break/></text:span><text:soft-page-break/><text:span text:style-name="T9">F. Line 10</text:span><text:span text:style-name="T5"><text:line-break/></text:span></text:p>
      <text:p text:style-name="P5"/>
      <text:p text:style-name="P5">StringBuilder e StringBuffer</text:p>
      <text:p text:style-name="P5"/>
      <text:p text:style-name="P84"><text:s/>What is the difference between String Buffer and String Builder APIs?</text:p>
      <text:p text:style-name="P84"/>
      <text:p text:style-name="P84"/>
      <text:p text:style-name="P89">Resposta: 3</text:p>
      <text:list xml:id="list6910367427878464954" text:style-name="L1">
        <text:list-item>
          <text:p text:style-name="P112">String Buffer is the base class class for String Builder.</text:p>
        </text:list-item>
        <text:list-item>
          <text:p text:style-name="P112">String Builder provides a more simplified API over the String Buffer class</text:p>
        </text:list-item>
        <text:list-item>
          <text:p text:style-name="P112">The only difference between String Buffer and String Builder class is that String Buffer is thread safe whereas String Builder is not.</text:p>
        </text:list-item>
        <text:list-item>
          <text:p text:style-name="P112">The only difference between String Buffer and String Builder class is that String Builder is thread safe whereas String Buffer is not.</text:p>
        </text:list-item>
      </text:list>
      <text:p text:style-name="P103"/>
      <text:p text:style-name="P93"/>
      <text:p text:style-name="P5"/>
      <text:p text:style-name="P5">IO</text:p>
      <text:p text:style-name="P5"/>
      <text:p text:style-name="P44">10. class MakeFile {</text:p>
      <text:p text:style-name="P44">11. public static void main(String[] args) {</text:p>
      <text:p text:style-name="P44">12. try {</text:p>
      <text:p text:style-name="P44">13. File directory = new File(”d”);</text:p>
      <text:p text:style-name="P44">14. File file = new File(directory,”f”);</text:p>
      <text:p text:style-name="P44"><text:span text:style-name="T40">15. </text:span>if(!file.exists()) {</text:p>
      <text:p text:style-name="P44">16. file.createNewFile();</text:p>
      <text:p text:style-name="P44">17. }</text:p>
      <text:p text:style-name="P44">18. } catch (IOException e) {</text:p>
      <text:p text:style-name="P44">19. e.printStackTrace</text:p>
      <text:p text:style-name="P44">20. }</text:p>
      <text:p text:style-name="P44">21. }</text:p>
      <text:p text:style-name="P42">22. }</text:p>
      <text:p text:style-name="P42"/>
      <text:p text:style-name="P24">The current directory does NOT contain a directory named “d.”</text:p>
      <text:p text:style-name="P24">Which three are true? (Choose three.)</text:p>
      <text:p text:style-name="P47"/>
      <text:p text:style-name="P47">A. Line 16 is never executed.</text:p>
      <text:p text:style-name="P47">B. An exception is thrown at runtime.</text:p>
      <text:p text:style-name="P47">C. Line 13 creates a File object named “d.”</text:p>
      <text:p text:style-name="P47">D. Line 14 creates a File object named “f.’</text:p>
      <text:p text:style-name="P47">E. Line 13 creates a directory named “d” in the file system.</text:p>
      <text:p text:style-name="P47">F. Line 16 creates a directory named “d” and a file ‘f’ within it in the</text:p>
      <text:p text:style-name="P47">file system.</text:p>
      <text:p text:style-name="P47">G. Line 14 creates a file named ‘f’ inside of the directory named “d” in</text:p>
      <text:p text:style-name="P10">the file system.</text:p>
      <text:p text:style-name="P10"/>
      <text:p text:style-name="P18">Answer: BCD</text:p>
      <text:p text:style-name="P64"/>
      <text:p text:style-name="P11"/>
      <text:p text:style-name="P25"/>
      <text:p text:style-name="P25"/>
      <text:p text:style-name="P25"/>
      <text:p text:style-name="P25"><text:soft-page-break/>Given:</text:p>
      <text:p text:style-name="P25"/>
      <text:p text:style-name="P25">bw is a reference to a valid BufferedWriter And the snippet:</text:p>
      <text:p text:style-name="P43"/>
      <text:p text:style-name="P43">15. BufferedWriter b1 = new BufferedWriter(new File("f"));</text:p>
      <text:p text:style-name="P43">16. BufferedWriter b2 = new BufferedWriter(new FileWriter("f1"));</text:p>
      <text:p text:style-name="P43">17. BufferedWriter b3 = new BufferedWriter(new PrintWriter("f2"));</text:p>
      <text:p text:style-name="P43">18. BufferedWriter b4 = new BufferedWriter(new BufferedWriter(bw));</text:p>
      <text:p text:style-name="P25"/>
      <text:p text:style-name="P25">What is the result?</text:p>
      <text:p text:style-name="P25"/>
      <text:p text:style-name="P27">Answer:</text:p>
      <text:p text:style-name="P58">-&gt; <text:span text:style-name="T39">B </text:span>is correct. BufferedWriters can be constructed only by wrapping a Writer. Lines 16, 17, and 18 are correct because BufferedWriter, FileWriter, and PrintWriter all extend Writer. (Note: BufferedWriter is a decorator class. Decorator classes are used extensively in the java.io package to allow you to extend the functionality of other classes.)</text:p>
      <text:p text:style-name="P58">-&gt; <text:span text:style-name="T39">A, C, D, E, </text:span>and <text:span text:style-name="T39">F </text:span>are incorrect based on the above. (Objective 3.2)</text:p>
      <text:p text:style-name="P27"/>
      <text:p text:style-name="P25"/>
      <text:p text:style-name="P49">A. Compilation succeeds.</text:p>
      <text:p text:style-name="P49">B. Compilation fails due only to an error on line 15.</text:p>
      <text:p text:style-name="P49">C. Compilation fails due only to an error on line 16.</text:p>
      <text:p text:style-name="P49">D. Compilation fails due only to an error on line 17.</text:p>
      <text:p text:style-name="P49">E. Compilation fails due only to an error on line 18.</text:p>
      <text:p text:style-name="P12">F. Compilation fails due to errors on multiple lines.</text:p>
      <text:p text:style-name="P65"/>
      <text:p text:style-name="P13"/>
      <text:p text:style-name="P50">What happens when this code is compiled and executed? (1 correct answer)</text:p>
      <text:p text:style-name="P104">void test() {</text:p>
      <text:p text:style-name="P105">FileWriter writer = new FileWriter("/fun.log");</text:p>
      <text:p text:style-name="P105">writer.write("Hello!");</text:p>
      <text:p text:style-name="P105">writer.close();</text:p>
      <text:p text:style-name="P106">}</text:p>
      <text:p text:style-name="P107">Resposta: D os métodos de escrita e leitura levantam</text:p>
      <text:p text:style-name="P107"><text:s text:c="10"/>IOException </text:p>
      <text:list xml:id="list1288067249002070563" text:style-name="L2">
        <text:list-item>
          <text:p text:style-name="P123">A file fun.log is created with the content “Hello!”.</text:p>
        </text:list-item>
        <text:list-item>
          <text:p text:style-name="P123">A file fun.log is created but it’s empty, because flush() was not called.</text:p>
        </text:list-item>
        <text:list-item>
          <text:p text:style-name="P122">A runtime exception is thrown because flush() was not called.</text:p>
        </text:list-item>
        <text:list-item>
          <text:p text:style-name="P126">Compilation fails.</text:p>
        </text:list-item>
      </text:list>
      <text:p text:style-name="P14"/>
      <text:p text:style-name="P51">Consider a file fun.log whose first line is “Hello!”. What happens when this code is compiled and executed? (1 correct answer)</text:p>
      <text:p text:style-name="P104">void test() throws IOException {</text:p>
      <text:p text:style-name="P105">File file = new File("C:/fun.log");</text:p>
      <text:p text:style-name="P105">BufferedReader reader = new BufferedReader(file);</text:p>
      <text:p text:style-name="P105">System.out.println(reader.readLine());</text:p>
      <text:p text:style-name="P106">}</text:p>
      <text:p text:style-name="P108"><text:soft-page-break/>Resposta D: BufferedReader tem que receber um Reader no construtor</text:p>
      <text:list xml:id="list3168321935877591690" text:style-name="L3">
        <text:list-item>
          <text:p text:style-name="P124">A runtime exception is thrown because the file already exists.</text:p>
        </text:list-item>
        <text:list-item>
          <text:p text:style-name="P124">It prints “Hello!”.</text:p>
        </text:list-item>
        <text:list-item>
          <text:p text:style-name="P124">It prints “null”.</text:p>
        </text:list-item>
        <text:list-item>
          <text:p text:style-name="P127">Compilation fails.</text:p>
        </text:list-item>
      </text:list>
      <text:p text:style-name="P52"/>
      <text:p text:style-name="P52"/>
      <text:p text:style-name="P52">What happens when this code is compiled and executed? (1 correct answer)</text:p>
      <text:p text:style-name="P104">void test() throws IOException {</text:p>
      <text:p text:style-name="P105">for (int index = 1; index &lt;= 2; index++) {</text:p>
      <text:p text:style-name="P105">PrintWriter writer = new PrintWriter("/apa");</text:p>
      <text:p text:style-name="P105">writer.print("apa");</text:p>
      <text:p text:style-name="P105">writer.close();</text:p>
      <text:p text:style-name="P105">}</text:p>
      <text:p text:style-name="P106">}</text:p>
      <text:p text:style-name="P109">Resposta: A</text:p>
      <text:list xml:id="list6206080571372363603" text:style-name="L4">
        <text:list-item>
          <text:p text:style-name="P125">A file apa is created with content “apa”.</text:p>
        </text:list-item>
        <text:list-item>
          <text:p text:style-name="P125">A file apa is created with content “apaapa”.</text:p>
        </text:list-item>
        <text:list-item>
          <text:p text:style-name="P125">Two files are created.</text:p>
        </text:list-item>
        <text:list-item>
          <text:p text:style-name="P128">An exception is thrown at runtime.</text:p>
        </text:list-item>
      </text:list>
      <text:p text:style-name="P52"/>
      <text:p text:style-name="P15"/>
      <text:p text:style-name="P5"/>
      <text:p text:style-name="P5">Serialização</text:p>
      <text:p text:style-name="P5"/>
      <text:p text:style-name="P44">10. public class Foo implements java.io.Serializable {</text:p>
      <text:p text:style-name="P44">11. private int x;</text:p>
      <text:p text:style-name="P44">12. public int getX() { return x; }</text:p>
      <text:p text:style-name="P44">12.publicFoo(int x){this.x=x; }</text:p>
      <text:p text:style-name="P44">13. private void writeObject( ObjectOutputStream s)</text:p>
      <text:p text:style-name="P44">14. throws IOException {</text:p>
      <text:p text:style-name="P44">15. // insert code here</text:p>
      <text:p text:style-name="P44">16. }</text:p>
      <text:p text:style-name="P44">17. }</text:p>
      <text:p text:style-name="P24"/>
      <text:p text:style-name="P24">Which code fragment, inserted at line 15, will allow Foo objects to be</text:p>
      <text:p text:style-name="P24">correctly serialized and deserialized?</text:p>
      <text:p text:style-name="P24"/>
      <text:p text:style-name="P29">Resposta: D</text:p>
      <text:p text:style-name="P24"/>
      <text:p text:style-name="P47">A. s.writeInt(x);</text:p>
      <text:p text:style-name="P47">B. s.serialize(x);</text:p>
      <text:p text:style-name="P47">C. s.writeObject(x);</text:p>
      <text:p text:style-name="P10">D. s.defaultWriteObject();</text:p>
      <text:p text:style-name="P66"/>
      <text:p text:style-name="P16"><text:soft-page-break/></text:p>
      <text:p text:style-name="P45">import java.io.*;</text:p>
      <text:p text:style-name="P45">class Player {</text:p>
      <text:p text:style-name="P45">Player() { System.out.print("p"); }</text:p>
      <text:p text:style-name="P45">}</text:p>
      <text:p text:style-name="P45">class CardPlayer extends Player implements Serializable {</text:p>
      <text:p text:style-name="P45">CardPlayer() { System.out.print("c"); }</text:p>
      <text:p text:style-name="P45">public static void main(String[] args) {</text:p>
      <text:p text:style-name="P45">CardPlayer c1 = new CardPlayer();</text:p>
      <text:p text:style-name="P45">try {</text:p>
      <text:p text:style-name="P45">FileOutputStream fos = new FileOutputStream("play.txt");</text:p>
      <text:p text:style-name="P45">ObjectOutputStream os = new ObjectOutputStream(fos);</text:p>
      <text:p text:style-name="P45">os.writeObject(c1);</text:p>
      <text:p text:style-name="P45">os.close();</text:p>
      <text:p text:style-name="P45">FileInputStream fis = new FileInputStream("play.txt");</text:p>
      <text:p text:style-name="P45">ObjectInputStream is = new ObjectInputStream(fis);</text:p>
      <text:p text:style-name="P45">CardPlayer c2 = (CardPlayer) is.readObject();</text:p>
      <text:p text:style-name="P45">is.close();</text:p>
      <text:p text:style-name="P45">} catch (Exception x ) { }</text:p>
      <text:p text:style-name="P45">}</text:p>
      <text:p text:style-name="P46">}</text:p>
      <text:p text:style-name="P17"/>
      <text:p text:style-name="P26">What is the result?</text:p>
      <text:p text:style-name="P26"/>
      <text:p text:style-name="P28">Answer:</text:p>
      <text:p text:style-name="P59">-&gt; <text:span text:style-name="T39">C </text:span>is correct. It's okay for a class to implement Serializable even if its superclass doesn't. However, when you deserialize such an object, the non-serializable superclass must run its constructor. Remember, constructors don't run on deserialized classes that implement Serializable.</text:p>
      <text:p text:style-name="P28">-&gt; A, B, D, E, and F are incorrect based on the above.</text:p>
      <text:p text:style-name="P26"/>
      <text:p text:style-name="P48">A. pc <text:s text:c="27"/><text:tab/>B. pcc</text:p>
      <text:p text:style-name="P48">C. pcp <text:s text:c="25"/><text:tab/>D. pcpc</text:p>
      <text:p text:style-name="P17">E. Compilation fails. <text:s text:c="2"/><text:tab/>F. An exception is thrown at runtime.</text:p>
      <text:p text:style-name="P67"/>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rebuchet MS" svg:font-family="'Trebuchet MS', Verdana, Arial, sans-serif"/>
    <style:font-face style:name="Verdana" svg:font-family="Verdana"/>
    <style:font-face style:name="Verdana2" svg:font-family="Verdana, Geneva,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rebuchet MS1" svg:font-family="'Trebuchet MS', Verdana, Arial, sans-serif" style:font-family-generic="roman" style:font-pitch="variable"/>
    <style:font-face style:name="Verdana1" svg:font-family="Verdana, Geneva, sans-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22:52:57.26</meta:creation-date>
    <dc:date>2013-04-10T18:46:13.75</dc:date>
    <meta:editing-duration>PT2H17M38S</meta:editing-duration>
    <meta:editing-cycles>56</meta:editing-cycles>
    <meta:generator>LibreOffice/4.0.1.2$Windows_x86 LibreOffice_project/84102822e3d61eb989ddd325abf1ac077904985</meta:generator>
    <meta:document-statistic meta:table-count="0" meta:image-count="0" meta:object-count="0" meta:page-count="12" meta:paragraph-count="226" meta:word-count="2307" meta:character-count="13785" meta:non-whitespace-character-count="11558"/>
  </office:meta>
</office:document-meta>
</file>